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end" style:justify-single-word="false"/>
      <style:text-properties fo:font-size="14pt" style:font-size-asian="14pt" style:font-size-complex="14pt"/>
    </style:style>
    <style:style style:name="P8" style:family="paragraph" style:parent-style-name="Standard">
      <style:paragraph-properties fo:text-align="start" style:justify-single-word="false" fo:break-before="pag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1" style:family="text">
      <style:text-properties style:text-position="super 58%"/>
    </style:style>
    <style:style style:name="T2" style:family="text">
      <style:text-properties style:text-underline-style="none"/>
    </style:style>
    <style:style style:name="T3" style:family="text">
      <style:text-properties fo:background-color="#ffff00"/>
    </style:style>
    <style:style style:name="fr1" style:family="graphic" style:parent-style-name="Formula">
      <style:graphic-properties style:vertical-pos="from-top" draw:ole-draw-aspect="1"/>
    </style:style>
    <style:style style:name="fr2"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6">Lab Experiment # 5</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rithmetic Operation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Calvin Ouellet-Ference</text:p>
      <text:p text:style-name="P7">A711643</text:p>
      <text:p text:style-name="P7">Mr. Markou</text:p>
      <text:p text:style-name="P7">Submitted on the 15<text:span text:style-name="T1">th</text:span> of October 2008 </text:p>
      <text:p text:style-name="P7">Completed on the 12<text:span text:style-name="T1">th</text:span> of October 2008</text:p>
      <text:p text:style-name="P7"/>
      <text:p text:style-name="P7"/>
      <text:p text:style-name="P7"/>
      <text:p text:style-name="P3"><text:soft-page-break/></text:p>
      <text:p text:style-name="P3">1. Objectives</text:p>
      <text:p text:style-name="P4"/>
      <text:p text:style-name="P4">The objectives of this experiment were to further understand the basic arithmetic operations (ADC &amp; SBB).</text:p>
      <text:p text:style-name="P4"><text:s/></text:p>
      <text:p text:style-name="P2">2. Source Code</text:p>
      <text:p text:style-name="P2"/>
      <text:p text:style-name="P1">Note: The data segment for Step 2 and Step 4 have three different sets. The first sets (as written) are the at the maximum values. The second set are at minimum values and finally the third set are given by the lab instructor</text:p>
      <text:p text:style-name="P2">2.1 Step 1</text:p>
      <text:p text:style-name="P2"/>
      <text:p text:style-name="P1">; PROGRAM: lab5_1.ASM</text:p>
      <text:p text:style-name="P1">;</text:p>
      <text:p text:style-name="P1">; AUTHOR: Calvin O. Ference</text:p>
      <text:p text:style-name="P1">;</text:p>
      <text:p text:style-name="P1">; DESCRIPTION: <text:s/></text:p>
      <text:p text:style-name="P1">; </text:p>
      <text:p text:style-name="P1">; </text:p>
      <text:p text:style-name="P1"/>
      <text:p text:style-name="P1"><text:s text:c="8"/>ASSUME<text:tab/>cs:code, ds:data</text:p>
      <text:p text:style-name="P1"/>
      <text:p text:style-name="P1">code <text:s text:c="3"/>SEGMENT</text:p>
      <text:p text:style-name="P1">main <text:s text:c="3"/>PROC <text:s text:c="3"/></text:p>
      <text:p text:style-name="P1"/>
      <text:p text:style-name="P1">init:</text:p>
      <text:p text:style-name="P1"><text:tab/>mov<text:tab/>ax,data</text:p>
      <text:p text:style-name="P1"><text:tab/>mov<text:tab/>ds,ax</text:p>
      <text:p text:style-name="P1"><text:tab/>mov<text:tab/>ah,0</text:p>
      <text:p text:style-name="P1"><text:s text:c="5"/></text:p>
      <text:p text:style-name="P1">arith:</text:p>
      <text:p text:style-name="P1"><text:tab/>mov<text:tab/>al,byte1<text:tab/>;wax on</text:p>
      <text:p text:style-name="P1"><text:tab/>add<text:tab/>al,byte2<text:tab/>;begin arith op</text:p>
      <text:p text:style-name="P1"><text:tab/>adc<text:tab/>ah,0<text:tab/><text:tab/>;just to take care of any carry</text:p>
      <text:p text:style-name="P1"><text:tab/>add<text:tab/>al,byte3</text:p>
      <text:p text:style-name="P1"><text:tab/>adc<text:tab/>ah,0</text:p>
      <text:p text:style-name="P1"><text:tab/>add<text:tab/>al,byte4</text:p>
      <text:p text:style-name="P1"><text:tab/>adc<text:tab/>ah,0</text:p>
      <text:p text:style-name="P1"><text:tab/>add<text:tab/>al,byte5</text:p>
      <text:p text:style-name="P1"><text:tab/>adc<text:tab/>ah,0</text:p>
      <text:p text:style-name="P1"><text:tab/>add<text:tab/>al,byte6</text:p>
      <text:p text:style-name="P1"><text:tab/>adc<text:tab/>ah,0</text:p>
      <text:p text:style-name="P1"><text:tab/>add<text:tab/>al,byte7</text:p>
      <text:p text:style-name="P1"><text:tab/>adc<text:tab/>ah,0</text:p>
      <text:p text:style-name="P1"><text:tab/>add<text:tab/>al,byte8</text:p>
      <text:p text:style-name="P1"><text:tab/>adc<text:tab/>ah,0</text:p>
      <text:p text:style-name="P1"><text:tab/>add<text:tab/>al,byte9</text:p>
      <text:p text:style-name="P1"><text:tab/>adc<text:tab/>ah,0</text:p>
      <text:p text:style-name="P1"><text:soft-page-break/><text:tab/>add<text:tab/>al,byte10</text:p>
      <text:p text:style-name="P1"><text:tab/>adc<text:tab/>ah,0</text:p>
      <text:p text:style-name="P1"><text:tab/>add<text:tab/>al,byte11</text:p>
      <text:p text:style-name="P1"><text:tab/>adc<text:tab/>ah,0</text:p>
      <text:p text:style-name="P1"><text:tab/>add<text:tab/>al,byte12</text:p>
      <text:p text:style-name="P1"><text:tab/>adc<text:tab/>ah,0</text:p>
      <text:p text:style-name="P1"><text:tab/>add<text:tab/>al,byte13</text:p>
      <text:p text:style-name="P1"><text:tab/>adc<text:tab/>ah,0</text:p>
      <text:p text:style-name="P1"><text:tab/>add<text:tab/>al,byte14</text:p>
      <text:p text:style-name="P1"><text:tab/>adc<text:tab/>ah,0 <text:s text:c="4"/><text:tab/>;end arith op</text:p>
      <text:p text:style-name="P1"><text:tab/>mov<text:tab/>resm,ah<text:tab/><text:tab/>;wax off</text:p>
      <text:p text:style-name="P1"><text:tab/>mov<text:tab/>resl,al</text:p>
      <text:p text:style-name="P1"/>
      <text:p text:style-name="P1">shi:<text:tab/>mov<text:tab/>ax,4c00h</text:p>
      <text:p text:style-name="P1"><text:s text:c="8"/>int<text:tab/>21h</text:p>
      <text:p text:style-name="P1"/>
      <text:p text:style-name="P1">main <text:s text:c="3"/>ENDP</text:p>
      <text:p text:style-name="P1">code <text:s text:c="3"/>ENDS</text:p>
      <text:p text:style-name="P1"/>
      <text:p text:style-name="P1">data<text:tab/>SEGMENT</text:p>
      <text:p text:style-name="P1">mkr1<text:tab/>dw<text:tab/>0FFFFh<text:tab/>;start marker <text:s text:c="2"/></text:p>
      <text:p text:style-name="P1">byte1<text:tab/>DB<text:tab/>0A5h</text:p>
      <text:p text:style-name="P1">byte2<text:tab/>DB<text:tab/>7bh</text:p>
      <text:p text:style-name="P1">byte3<text:tab/>DB<text:tab/>6eh</text:p>
      <text:p text:style-name="P1">byte4 <text:tab/>DB<text:tab/>2dh</text:p>
      <text:p text:style-name="P1">byte5<text:tab/>DB<text:tab/>1fh</text:p>
      <text:p text:style-name="P1">byte6<text:tab/>DB<text:tab/>0ch</text:p>
      <text:p text:style-name="P1">byte7<text:tab/>DB<text:tab/>77h</text:p>
      <text:p text:style-name="P1">byte8<text:tab/>DB<text:tab/>99h</text:p>
      <text:p text:style-name="P1">byte9<text:tab/>DB<text:tab/>10h</text:p>
      <text:p text:style-name="P1">byte10<text:tab/>DB<text:tab/>0bbh</text:p>
      <text:p text:style-name="P1">byte11<text:tab/>DB<text:tab/>3dh</text:p>
      <text:p text:style-name="P1">byte12<text:tab/>DB<text:tab/>43h</text:p>
      <text:p text:style-name="P1">byte13<text:tab/>DB<text:tab/>55h</text:p>
      <text:p text:style-name="P1">byte14<text:tab/>DB<text:tab/>0AAh</text:p>
      <text:p text:style-name="P1">resm<text:tab/>DB<text:tab/>?<text:tab/>;MSB for result</text:p>
      <text:p text:style-name="P1">resl<text:tab/>DB<text:tab/>?<text:tab/>;LSB for result</text:p>
      <text:p text:style-name="P1">mkr2<text:tab/>dw<text:tab/>0FFFFh<text:tab/>;end marker</text:p>
      <text:p text:style-name="P1">data<text:tab/>ENDS</text:p>
      <text:p text:style-name="P1"><text:s text:c="8"/>END <text:s text:c="3"/></text:p>
      <text:p text:style-name="P1"/>
      <text:p text:style-name="P2">2.2 Step 2</text:p>
      <text:p text:style-name="P1"/>
      <text:p text:style-name="P1">; PROGRAM: lab6_1.ASM</text:p>
      <text:p text:style-name="P1">;</text:p>
      <text:p text:style-name="P1">; AUTHOR: Calvin O. Ference</text:p>
      <text:p text:style-name="P1">;</text:p>
      <text:p text:style-name="P1">; DESCRIPTION: <text:s/></text:p>
      <text:p text:style-name="P1">; </text:p>
      <text:p text:style-name="P1"><text:soft-page-break/>; </text:p>
      <text:p text:style-name="P1"/>
      <text:p text:style-name="P1"><text:s text:c="8"/>ASSUME<text:tab/>cs:code, ds:data</text:p>
      <text:p text:style-name="P1"/>
      <text:p text:style-name="P1">code <text:s text:c="3"/>SEGMENT</text:p>
      <text:p text:style-name="P1">main <text:s text:c="3"/>PROC <text:s text:c="3"/></text:p>
      <text:p text:style-name="P1"/>
      <text:p text:style-name="P1">init:<text:tab/>mov<text:tab/>ax,data</text:p>
      <text:p text:style-name="P1"><text:tab/>mov<text:tab/>ds,ax</text:p>
      <text:p text:style-name="P1"><text:tab/>mov<text:tab/>ax,0</text:p>
      <text:p text:style-name="P1"><text:tab/>mov<text:tab/>bx,0</text:p>
      <text:p text:style-name="P1"/>
      <text:p text:style-name="P1">mult:<text:tab/>mov<text:tab/>al,varb+1</text:p>
      <text:p text:style-name="P1"><text:tab/>mov<text:tab/>ah,varb</text:p>
      <text:p text:style-name="P1"><text:tab/>add<text:tab/>al,varb+1</text:p>
      <text:p text:style-name="P1"><text:tab/>adc<text:tab/>ah,0</text:p>
      <text:p text:style-name="P1"><text:tab/>add<text:tab/>ah,varb</text:p>
      <text:p text:style-name="P1"><text:tab/>adc<text:tab/>bl,0<text:tab/><text:tab/>;this multiplies B with itself</text:p>
      <text:p text:style-name="P1">adda:<text:tab/>add<text:tab/>al,vara+2<text:tab/>;adding A</text:p>
      <text:p text:style-name="P1"><text:tab/>adc<text:tab/>ah,0</text:p>
      <text:p text:style-name="P1"><text:tab/>add<text:tab/>ah,vara+1</text:p>
      <text:p text:style-name="P1"><text:tab/>adc<text:tab/>bl,0</text:p>
      <text:p text:style-name="P1"><text:tab/>add<text:tab/>bl,vara</text:p>
      <text:p text:style-name="P1"><text:tab/>adc<text:tab/>bh,0<text:tab/><text:tab/>; just in case</text:p>
      <text:p text:style-name="P1">addc:<text:tab/>add<text:tab/>al,varc<text:tab/><text:tab/>;adding C</text:p>
      <text:p text:style-name="P1"><text:tab/>adc<text:tab/>ah,0</text:p>
      <text:p text:style-name="P1"><text:tab/>adc<text:tab/>bl,0<text:tab/><text:tab/></text:p>
      <text:p text:style-name="P1"><text:tab/>adc<text:tab/>bh,0<text:tab/><text:tab/>; just in case also</text:p>
      <text:p text:style-name="P1">waxoff:<text:tab/>mov<text:tab/>resm,bl</text:p>
      <text:p text:style-name="P1"><text:tab/>mov<text:tab/>resl1,ah</text:p>
      <text:p text:style-name="P1"><text:tab/>mov<text:tab/>resl2,al</text:p>
      <text:p text:style-name="P1"/>
      <text:p text:style-name="P1">shi:<text:tab/>mov<text:tab/>ax,4c00h</text:p>
      <text:p text:style-name="P1"><text:s text:c="8"/>int<text:tab/>21h</text:p>
      <text:p text:style-name="P1"/>
      <text:p text:style-name="P1">main <text:s text:c="3"/>ENDP</text:p>
      <text:p text:style-name="P1">code <text:s text:c="3"/>ENDS</text:p>
      <text:p text:style-name="P1"/>
      <text:p text:style-name="P1">data<text:tab/>SEGMENT</text:p>
      <text:p text:style-name="P1">mkr1<text:tab/>dw<text:tab/>0FFFFh<text:tab/>;start marker <text:s text:c="2"/></text:p>
      <text:p text:style-name="P1">vara<text:tab/>db<text:tab/>0h,0h,01h</text:p>
      <text:p text:style-name="P1">varb<text:tab/>db<text:tab/>0h,1h</text:p>
      <text:p text:style-name="P1">varc<text:tab/>db<text:tab/>1h</text:p>
      <text:p text:style-name="P1">resm<text:tab/>db<text:tab/>?<text:tab/>;msb for answer</text:p>
      <text:p text:style-name="P1">resl1<text:tab/>db<text:tab/>?<text:tab/>;middle part of answer</text:p>
      <text:p text:style-name="P1">resl2<text:tab/>db<text:tab/>?<text:tab/>;lsb for answer</text:p>
      <text:p text:style-name="P1">mkr2<text:tab/>dw<text:tab/>0FFFFh<text:tab/>;end marker</text:p>
      <text:p text:style-name="P1">data<text:tab/>ENDS</text:p>
      <text:p text:style-name="P1"><text:s text:c="8"/>END <text:s text:c="3"/></text:p>
      <text:p text:style-name="P1"><text:soft-page-break/></text:p>
      <text:p text:style-name="P1"/>
      <text:p text:style-name="P1"/>
      <text:p text:style-name="P1"/>
      <text:p text:style-name="P2">2.3 Step 3</text:p>
      <text:p text:style-name="P1"/>
      <text:p text:style-name="P1">; PROGRAM: lab5_3.ASM</text:p>
      <text:p text:style-name="P1">;</text:p>
      <text:p text:style-name="P1">; AUTHOR: Calvin O. Ference</text:p>
      <text:p text:style-name="P1">;</text:p>
      <text:p text:style-name="P1">; DESCRIPTION: <text:s/></text:p>
      <text:p text:style-name="P1">; </text:p>
      <text:p text:style-name="P1">; </text:p>
      <text:p text:style-name="P1"/>
      <text:p text:style-name="P1"><text:s text:c="8"/>ASSUME<text:tab/>cs:code, ds:data</text:p>
      <text:p text:style-name="P1"/>
      <text:p text:style-name="P1">code <text:s text:c="3"/>SEGMENT</text:p>
      <text:p text:style-name="P1">main <text:s text:c="3"/>PROC <text:s text:c="3"/></text:p>
      <text:p text:style-name="P1"/>
      <text:p text:style-name="P1">init:<text:tab/>mov<text:tab/>ax,data</text:p>
      <text:p text:style-name="P1"><text:tab/>mov<text:tab/>ds,ax</text:p>
      <text:p text:style-name="P1"><text:tab/>mov<text:tab/>ax,0</text:p>
      <text:p text:style-name="P1"><text:tab/>mov<text:tab/>bx,0</text:p>
      <text:p text:style-name="P1">mult:<text:tab/>mov<text:tab/>ax,vb</text:p>
      <text:p text:style-name="P1"><text:tab/>add<text:tab/>ax,vb<text:tab/>;no need for carry, max is C350h</text:p>
      <text:p text:style-name="P1">arith:<text:tab/>add<text:tab/>ax,vc<text:tab/>;no need for carry, max is c3f5h</text:p>
      <text:p text:style-name="P1"><text:tab/>add<text:tab/>ax,val</text:p>
      <text:p text:style-name="P1"><text:tab/>adc<text:tab/>bl,0</text:p>
      <text:p text:style-name="P1"><text:tab/>add<text:tab/>bl,vam</text:p>
      <text:p text:style-name="P1">waxoff:<text:tab/>mov<text:tab/>resm,bl</text:p>
      <text:p text:style-name="P1"><text:tab/>mov<text:tab/>resl,ax</text:p>
      <text:p text:style-name="P1"/>
      <text:p text:style-name="P1">shi:<text:tab/>mov<text:tab/>ax,4c00h</text:p>
      <text:p text:style-name="P1"><text:s text:c="8"/>int<text:tab/>21h</text:p>
      <text:p text:style-name="P1"/>
      <text:p text:style-name="P1">main <text:s text:c="3"/>ENDP</text:p>
      <text:p text:style-name="P1">code <text:s text:c="3"/>ENDS</text:p>
      <text:p text:style-name="P1"/>
      <text:p text:style-name="P1">data<text:tab/>SEGMENT <text:s/></text:p>
      <text:p text:style-name="P1">vam<text:tab/>db<text:tab/>02h<text:tab/>;MSB of A</text:p>
      <text:p text:style-name="P1">val<text:tab/>dw<text:tab/>49F0h<text:tab/>;LSB of A</text:p>
      <text:p text:style-name="P1">vb<text:tab/>dw<text:tab/>61A8h<text:tab/>;B</text:p>
      <text:p text:style-name="P1">vc<text:tab/>dw<text:tab/>0AFh<text:tab/>;C</text:p>
      <text:p text:style-name="P1">resm<text:tab/>db<text:tab/>?<text:tab/>;msb of result</text:p>
      <text:p text:style-name="P1">resl<text:tab/>dw<text:tab/>?<text:tab/>;lsb of result</text:p>
      <text:p text:style-name="P1">data<text:tab/>ENDS</text:p>
      <text:p text:style-name="P1"><text:s text:c="8"/>END <text:s text:c="3"/></text:p>
      <text:p text:style-name="P1"/>
      <text:p text:style-name="P1"/>
      <text:p text:style-name="P1"><text:soft-page-break/></text:p>
      <text:p text:style-name="P1"/>
      <text:p text:style-name="P1"/>
      <text:p text:style-name="P1"/>
      <text:p text:style-name="P2">2.4 Step 4</text:p>
      <text:p text:style-name="P1"/>
      <text:p text:style-name="P1">; PROGRAM: lab5_3.ASM</text:p>
      <text:p text:style-name="P1">;</text:p>
      <text:p text:style-name="P1">; AUTHOR: Calvin O. Ference</text:p>
      <text:p text:style-name="P1">;</text:p>
      <text:p text:style-name="P1">; DESCRIPTION: <text:s/></text:p>
      <text:p text:style-name="P1">; </text:p>
      <text:p text:style-name="P1">; </text:p>
      <text:p text:style-name="P1"><text:s text:c="8"/>ASSUME<text:tab/>cs:code, ds:data</text:p>
      <text:p text:style-name="P1"/>
      <text:p text:style-name="P1">code <text:s text:c="3"/>SEGMENT</text:p>
      <text:p text:style-name="P1">main <text:s text:c="3"/>PROC <text:s text:c="3"/></text:p>
      <text:p text:style-name="P1"/>
      <text:p text:style-name="P1">init:<text:tab/>mov<text:tab/>ax,data</text:p>
      <text:p text:style-name="P1"><text:tab/>mov<text:tab/>ds,ax</text:p>
      <text:p text:style-name="P1"><text:tab/>mov<text:tab/>ax,0</text:p>
      <text:p text:style-name="P1"><text:tab/>mov<text:tab/>bx,0</text:p>
      <text:p text:style-name="P1">start:<text:tab/>mov<text:tab/>ax,val</text:p>
      <text:p text:style-name="P1"><text:tab/>mov<text:tab/>bl,vam</text:p>
      <text:p text:style-name="P1"><text:tab/>sub<text:tab/>ax,vb</text:p>
      <text:p text:style-name="P1"><text:tab/>sbb<text:tab/>bl,0</text:p>
      <text:p text:style-name="P1"><text:tab/>sub<text:tab/>ax,vb</text:p>
      <text:p text:style-name="P1"><text:tab/>sbb<text:tab/>bl,0</text:p>
      <text:p text:style-name="P1"><text:tab/>sub<text:tab/>ax,vc</text:p>
      <text:p text:style-name="P1"><text:tab/>sbb<text:tab/>bl,0</text:p>
      <text:p text:style-name="P1"><text:tab/>mov<text:tab/>resm,bl</text:p>
      <text:p text:style-name="P1"><text:tab/>mov<text:tab/>resl,ax</text:p>
      <text:p text:style-name="P1"/>
      <text:p text:style-name="P1"/>
      <text:p text:style-name="P1">shi:<text:tab/>mov<text:tab/>ax,4c00h</text:p>
      <text:p text:style-name="P1"><text:s text:c="8"/>int<text:tab/>21h</text:p>
      <text:p text:style-name="P1"/>
      <text:p text:style-name="P1">main <text:s text:c="3"/>ENDP</text:p>
      <text:p text:style-name="P1">code <text:s text:c="3"/>ENDS</text:p>
      <text:p text:style-name="P1"/>
      <text:p text:style-name="P1">data<text:tab/>SEGMENT <text:s/></text:p>
      <text:p text:style-name="P1">vam<text:tab/>db<text:tab/>02h<text:tab/>;MSB of A</text:p>
      <text:p text:style-name="P1">val<text:tab/>dw<text:tab/>49F0h<text:tab/>;LSB of A</text:p>
      <text:p text:style-name="P1">vb<text:tab/>dw<text:tab/>270Fh<text:tab/>;B</text:p>
      <text:p text:style-name="P1">vc<text:tab/>dw<text:tab/>63h<text:tab/>;C</text:p>
      <text:p text:style-name="P1">resm<text:tab/>db<text:tab/>?<text:tab/>;msb of result</text:p>
      <text:p text:style-name="P1">resl<text:tab/>dw<text:tab/>?<text:tab/>;lsb of result</text:p>
      <text:p text:style-name="P1">data<text:tab/>ENDS</text:p>
      <text:p text:style-name="P1"><text:s text:c="8"/>END <text:s text:c="3"/></text:p>
      <text:p text:style-name="P2"><text:soft-page-break/>3. LST Files</text:p>
      <text:p text:style-name="P2"/>
      <text:p text:style-name="P1">Note: As in the source code section. The data segment for Step 2 and Step 4 have three sets of values ranging from: maximum, minimum and preset values. These will be omitted in this section except for the maximum values but will be shown in section 4.</text:p>
      <text:p text:style-name="P1"/>
      <text:p text:style-name="P2">3.1 Step 1</text:p>
      <text:p text:style-name="P1"/>
      <text:p text:style-name="P1">Microsoft (R) Macro Assembler Version 6.11d<text:tab/><text:tab/> <text:s text:c="3"/>10/08/08 15:57:08</text:p>
      <text:p text:style-name="P1">lab5_1.asm<text:tab/><text:tab/><text:tab/><text:tab/><text:tab/><text:tab/> <text:s text:c="4"/>Page 1 - 1</text:p>
      <text:p text:style-name="P1"/>
      <text:p text:style-name="P1"/>
      <text:p text:style-name="P1"><text:tab/><text:tab/><text:tab/><text:tab/>; PROGRAM: lab6_1.ASM</text:p>
      <text:p text:style-name="P1"><text:tab/><text:tab/><text:tab/><text:tab/>;</text:p>
      <text:p text:style-name="P1"><text:tab/><text:tab/><text:tab/><text:tab/>; AUTHOR: Calvin O. Ference</text:p>
      <text:p text:style-name="P1"><text:tab/><text:tab/><text:tab/><text:tab/>;</text:p>
      <text:p text:style-name="P1"><text:tab/><text:tab/><text:tab/><text:tab/>; DESCRIPTION: <text:s/></text:p>
      <text:p text:style-name="P1"><text:tab/><text:tab/><text:tab/><text:tab/>; </text:p>
      <text:p text:style-name="P1"><text:tab/><text:tab/><text:tab/><text:tab/>; </text:p>
      <text:p text:style-name="P1"/>
      <text:p text:style-name="P1"><text:tab/><text:tab/><text:tab/><text:tab/> <text:s text:c="7"/>ASSUME<text:tab/>cs:code, ds:data</text:p>
      <text:p text:style-name="P1"/>
      <text:p text:style-name="P1"><text:s/>0000<text:tab/><text:tab/><text:tab/><text:tab/>code <text:s text:c="3"/>SEGMENT</text:p>
      <text:p text:style-name="P1"><text:s/>0000<text:tab/><text:tab/><text:tab/><text:tab/>main <text:s text:c="3"/>PROC <text:s text:c="3"/></text:p>
      <text:p text:style-name="P1"/>
      <text:p text:style-name="P1"><text:s/>0000<text:tab/><text:tab/><text:tab/><text:tab/>init:</text:p>
      <text:p text:style-name="P1"><text:s/>0000 <text:s/>B8 ---- R<text:tab/><text:tab/><text:tab/>mov<text:tab/>ax,data</text:p>
      <text:p text:style-name="P1"><text:s/>0003 <text:s/>8E D8<text:tab/><text:tab/><text:tab/><text:tab/>mov<text:tab/>ds,ax</text:p>
      <text:p text:style-name="P1"><text:s/>0005 <text:s/>B4 00<text:tab/><text:tab/><text:tab/><text:tab/>mov<text:tab/>ah,0</text:p>
      <text:p text:style-name="P1"><text:tab/><text:tab/><text:tab/><text:tab/> <text:s text:c="4"/></text:p>
      <text:p text:style-name="P1"><text:s/>0007<text:tab/><text:tab/><text:tab/><text:tab/>arith:</text:p>
      <text:p text:style-name="P1"><text:s/>0007 <text:s/>A0 0002 R<text:tab/><text:tab/><text:tab/>mov<text:tab/>al,byte1<text:tab/>;wax on</text:p>
      <text:p text:style-name="P1"><text:s/>000A <text:s/>02 06 0003 R<text:tab/><text:tab/><text:tab/>add<text:tab/>al,byte2<text:tab/>;begin arith op</text:p>
      <text:p text:style-name="P1"><text:s/>000E <text:s/>80 D4 00<text:tab/><text:tab/><text:tab/><text:tab/>adc<text:tab/>ah,0<text:tab/><text:tab/>;just to take care of any carry</text:p>
      <text:p text:style-name="P1"><text:s/>0011 <text:s/>02 06 0004 R<text:tab/><text:tab/><text:tab/>add<text:tab/>al,byte3</text:p>
      <text:p text:style-name="P1"><text:s/>0015 <text:s/>80 D4 00<text:tab/><text:tab/><text:tab/><text:tab/>adc<text:tab/>ah,0</text:p>
      <text:p text:style-name="P1"><text:s/>0018 <text:s/>02 06 0005 R<text:tab/><text:tab/><text:tab/>add<text:tab/>al,byte4</text:p>
      <text:p text:style-name="P1"><text:s/>001C <text:s/>80 D4 00<text:tab/><text:tab/><text:tab/><text:tab/>adc<text:tab/>ah,0</text:p>
      <text:p text:style-name="P1"><text:s/>001F <text:s/>02 06 0006 R<text:tab/><text:tab/><text:tab/>add<text:tab/>al,byte5</text:p>
      <text:p text:style-name="P1"><text:s/>0023 <text:s/>80 D4 00<text:tab/><text:tab/><text:tab/><text:tab/>adc<text:tab/>ah,0</text:p>
      <text:p text:style-name="P1"><text:s/>0026 <text:s/>02 06 0007 R<text:tab/><text:tab/><text:tab/>add<text:tab/>al,byte6</text:p>
      <text:p text:style-name="P1"><text:s/>002A <text:s/>80 D4 00<text:tab/><text:tab/><text:tab/><text:tab/>adc<text:tab/>ah,0</text:p>
      <text:p text:style-name="P1"><text:s/>002D <text:s/>02 06 0008 R<text:tab/><text:tab/><text:tab/>add<text:tab/>al,byte7</text:p>
      <text:p text:style-name="P1"><text:s/>0031 <text:s/>80 D4 00<text:tab/><text:tab/><text:tab/><text:tab/>adc<text:tab/>ah,0</text:p>
      <text:p text:style-name="P1"><text:s/>0034 <text:s/>02 06 0009 R<text:tab/><text:tab/><text:tab/>add<text:tab/>al,byte8</text:p>
      <text:p text:style-name="P1"><text:s/>0038 <text:s/>80 D4 00<text:tab/><text:tab/><text:tab/><text:tab/>adc<text:tab/>ah,0</text:p>
      <text:p text:style-name="P1"><text:s/>003B <text:s/>02 06 000A R<text:tab/><text:tab/><text:tab/>add<text:tab/>al,byte9</text:p>
      <text:p text:style-name="P1"><text:s/>003F <text:s/>80 D4 00<text:tab/><text:tab/><text:tab/><text:tab/>adc<text:tab/>ah,0</text:p>
      <text:p text:style-name="P1"><text:s/>0042 <text:s/>02 06 000B R<text:tab/><text:tab/><text:tab/>add<text:tab/>al,byte10</text:p>
      <text:p text:style-name="P1"><text:soft-page-break/><text:s/>0046 <text:s/>80 D4 00<text:tab/><text:tab/><text:tab/><text:tab/>adc<text:tab/>ah,0</text:p>
      <text:p text:style-name="P1"><text:s/>0049 <text:s/>02 06 000C R<text:tab/><text:tab/><text:tab/>add<text:tab/>al,byte11</text:p>
      <text:p text:style-name="P1"><text:s/>004D <text:s/>80 D4 00<text:tab/><text:tab/><text:tab/><text:tab/>adc<text:tab/>ah,0</text:p>
      <text:p text:style-name="P1"><text:s/>0050 <text:s/>02 06 000D R<text:tab/><text:tab/><text:tab/>add<text:tab/>al,byte12</text:p>
      <text:p text:style-name="P1"><text:s/>0054 <text:s/>80 D4 00<text:tab/><text:tab/><text:tab/><text:tab/>adc<text:tab/>ah,0</text:p>
      <text:p text:style-name="P1"><text:s/>0057 <text:s/>02 06 000E R<text:tab/><text:tab/><text:tab/>add<text:tab/>al,byte13</text:p>
      <text:p text:style-name="P1"><text:s/>005B <text:s/>80 D4 00<text:tab/><text:tab/><text:tab/><text:tab/>adc<text:tab/>ah,0</text:p>
      <text:p text:style-name="P1"><text:s/>005E <text:s/>02 06 000F R<text:tab/><text:tab/><text:tab/>add<text:tab/>al,byte14</text:p>
      <text:p text:style-name="P1"><text:s/>0062 <text:s/>80 D4 00<text:tab/><text:tab/><text:tab/><text:tab/>adc<text:tab/>ah,0 <text:s text:c="4"/><text:tab/>;end arith op</text:p>
      <text:p text:style-name="P1"><text:s/>0065 <text:s/>88 26 0010 R<text:tab/><text:tab/><text:tab/>mov<text:tab/>resm,ah<text:tab/><text:tab/>;wax off</text:p>
      <text:p text:style-name="P1"><text:s/>0069 <text:s/>A2 0011 R<text:tab/><text:tab/><text:tab/>mov<text:tab/>resl,al</text:p>
      <text:p text:style-name="P1"/>
      <text:p text:style-name="P1"><text:s/>006C <text:s/>B8 4C00<text:tab/><text:tab/><text:tab/>shi:<text:tab/>mov<text:tab/>ax,4c00h</text:p>
      <text:p text:style-name="P1"><text:s/>006F <text:s/>CD 21<text:tab/><text:tab/><text:tab/> <text:s text:c="7"/>int<text:tab/>21h</text:p>
      <text:p text:style-name="P1"/>
      <text:p text:style-name="P1"><text:s/>0071<text:tab/><text:tab/><text:tab/><text:tab/>main <text:s text:c="3"/>ENDP</text:p>
      <text:p text:style-name="P1"><text:s/>0071<text:tab/><text:tab/><text:tab/><text:tab/>code <text:s text:c="3"/>ENDS</text:p>
      <text:p text:style-name="P1"/>
      <text:p text:style-name="P1"><text:s/>0000<text:tab/><text:tab/><text:tab/><text:tab/>data<text:tab/>SEGMENT</text:p>
      <text:p text:style-name="P1"><text:s/>0000 FFFF<text:tab/><text:tab/><text:tab/>mkr1<text:tab/>dw<text:tab/>0FFFFh<text:tab/>;start marker <text:s text:c="2"/></text:p>
      <text:p text:style-name="P1"><text:s/>0002 A5<text:tab/><text:tab/><text:tab/>byte1<text:tab/>DB<text:tab/>0A5h</text:p>
      <text:p text:style-name="P1"><text:s/>0003 7B<text:tab/><text:tab/><text:tab/>byte2<text:tab/>DB<text:tab/>7bh</text:p>
      <text:p text:style-name="P1"><text:s/>0004 6E<text:tab/><text:tab/><text:tab/>byte3<text:tab/>DB<text:tab/>6eh</text:p>
      <text:p text:style-name="P1"><text:s/>0005 2D<text:tab/><text:tab/><text:tab/>byte4 <text:tab/>DB<text:tab/>2dh</text:p>
      <text:p text:style-name="P1"><text:s/>0006 1F<text:tab/><text:tab/><text:tab/>byte5<text:tab/>DB<text:tab/>1fh</text:p>
      <text:p text:style-name="P1"><text:s/>0007 0C<text:tab/><text:tab/><text:tab/>byte6<text:tab/>DB<text:tab/>0ch</text:p>
      <text:p text:style-name="P1"><text:s/>0008 77<text:tab/><text:tab/><text:tab/>byte7<text:tab/>DB<text:tab/>77h</text:p>
      <text:p text:style-name="P1"><text:s/>0009 99<text:tab/><text:tab/><text:tab/>byte8<text:tab/>DB<text:tab/>99h</text:p>
      <text:p text:style-name="P1"><text:s/>000A 10<text:tab/><text:tab/><text:tab/>byte9<text:tab/>DB<text:tab/>10h</text:p>
      <text:p text:style-name="P1"><text:s/>000B BB<text:tab/><text:tab/><text:tab/>byte10<text:tab/>DB<text:tab/>0bbh</text:p>
      <text:p text:style-name="P1"><text:s/>000C 3D<text:tab/><text:tab/><text:tab/>byte11<text:tab/>DB<text:tab/>3dh</text:p>
      <text:p text:style-name="P1"><text:s/>000D 43<text:tab/><text:tab/><text:tab/>byte12<text:tab/>DB<text:tab/>43h</text:p>
      <text:p text:style-name="P1"><text:s/>000E 55<text:tab/><text:tab/><text:tab/>byte13<text:tab/>DB<text:tab/>55h</text:p>
      <text:p text:style-name="P1"><text:s/>000F AA<text:tab/><text:tab/><text:tab/>byte14<text:tab/>DB<text:tab/>0AAh</text:p>
      <text:p text:style-name="P1"><text:s/>0010 00<text:tab/><text:tab/><text:tab/>resm<text:tab/>DB<text:tab/>?<text:tab/>;MSB for result</text:p>
      <text:p text:style-name="P1"><text:s/>0011 00<text:tab/><text:tab/><text:tab/>resl<text:tab/>DB<text:tab/>?<text:tab/>;LSB for result</text:p>
      <text:p text:style-name="P1"><text:s/>0012 FFFF<text:tab/><text:tab/><text:tab/>mkr2<text:tab/>dw<text:tab/>0FFFFh<text:tab/>;end marker</text:p>
      <text:p text:style-name="P1"><text:s/>0014<text:tab/><text:tab/><text:tab/><text:tab/>data<text:tab/>ENDS</text:p>
      <text:p text:style-name="P1"><text:tab/><text:tab/><text:tab/><text:tab/> <text:s text:c="7"/>END <text:s text:c="3"/></text:p>
      <text:p text:style-name="P1">Microsoft (R) Macro Assembler Version 6.11d<text:tab/><text:tab/> <text:s text:c="3"/>10/08/08 15:57:08</text:p>
      <text:p text:style-name="P1">lab5_1.asm<text:tab/><text:tab/><text:tab/><text:tab/><text:tab/><text:tab/> <text:s text:c="4"/>Symbols 2 - 1</text:p>
      <text:p text:style-name="P1"/>
      <text:p text:style-name="P1"/>
      <text:p text:style-name="P1"/>
      <text:p text:style-name="P1"/>
      <text:p text:style-name="P1">Segments and Groups:</text:p>
      <text:p text:style-name="P1"/>
      <text:p text:style-name="P1"><text:s text:c="16"/>N a m e <text:s text:c="16"/>Size <text:s text:c="4"/>Length <text:s text:c="2"/>Align <text:s text:c="2"/>Combine Class</text:p>
      <text:p text:style-name="P1"/>
      <text:p text:style-name="P1"><text:soft-page-break/>code . . . . . . . . . . . . . .<text:tab/>16 Bit<text:tab/> 0071<text:tab/> <text:s/>Para<text:tab/> <text:s/>Private </text:p>
      <text:p text:style-name="P1">data . . . . . . . . . . . . . .<text:tab/>16 Bit<text:tab/> 0014<text:tab/> <text:s/>Para<text:tab/> <text:s/>Private </text:p>
      <text:p text:style-name="P1"/>
      <text:p text:style-name="P1"/>
      <text:p text:style-name="P1">Procedures, <text:s/>parameters and locals:</text:p>
      <text:p text:style-name="P1"/>
      <text:p text:style-name="P1"><text:s text:c="16"/>N a m e <text:s text:c="16"/>Type <text:s text:c="4"/>Value <text:s text:c="3"/>Attr</text:p>
      <text:p text:style-name="P1"/>
      <text:p text:style-name="P1">main . . . . . . . . . . . . . .<text:tab/>P Near<text:tab/> 0000<text:tab/> <text:s/>code<text:tab/>Length= 0071 Public</text:p>
      <text:p text:style-name="P1"><text:s text:c="2"/>init . . . . . . . . . . . . .<text:tab/>L Near<text:tab/> 0000<text:tab/> <text:s/>code<text:tab/></text:p>
      <text:p text:style-name="P1"><text:s text:c="2"/>arith <text:s/>. . . . . . . . . . . .<text:tab/>L Near<text:tab/> 0007<text:tab/> <text:s/>code<text:tab/></text:p>
      <text:p text:style-name="P1"><text:s text:c="2"/>shi <text:s/>. . . . . . . . . . . . .<text:tab/>L Near<text:tab/> 006C<text:tab/> <text:s/>code<text:tab/></text:p>
      <text:p text:style-name="P1"/>
      <text:p text:style-name="P1"/>
      <text:p text:style-name="P1">Symbols:</text:p>
      <text:p text:style-name="P1"/>
      <text:p text:style-name="P1"><text:s text:c="16"/>N a m e <text:s text:c="16"/>Type <text:s text:c="4"/>Value <text:s text:c="3"/>Attr</text:p>
      <text:p text:style-name="P1"/>
      <text:p text:style-name="P1">byte10 . . . . . . . . . . . . .<text:tab/>Byte<text:tab/> 000B<text:tab/> <text:s/>data<text:tab/></text:p>
      <text:p text:style-name="P1">byte11 . . . . . . . . . . . . .<text:tab/>Byte<text:tab/> 000C<text:tab/> <text:s/>data<text:tab/></text:p>
      <text:p text:style-name="P1">byte12 . . . . . . . . . . . . .<text:tab/>Byte<text:tab/> 000D<text:tab/> <text:s/>data<text:tab/></text:p>
      <text:p text:style-name="P1">byte13 . . . . . . . . . . . . .<text:tab/>Byte<text:tab/> 000E<text:tab/> <text:s/>data<text:tab/></text:p>
      <text:p text:style-name="P1">byte14 . . . . . . . . . . . . .<text:tab/>Byte<text:tab/> 000F<text:tab/> <text:s/>data<text:tab/></text:p>
      <text:p text:style-name="P1">byte1 <text:s/>. . . . . . . . . . . . .<text:tab/>Byte<text:tab/> 0002<text:tab/> <text:s/>data<text:tab/></text:p>
      <text:p text:style-name="P1">byte2 <text:s/>. . . . . . . . . . . . .<text:tab/>Byte<text:tab/> 0003<text:tab/> <text:s/>data<text:tab/></text:p>
      <text:p text:style-name="P1">byte3 <text:s/>. . . . . . . . . . . . .<text:tab/>Byte<text:tab/> 0004<text:tab/> <text:s/>data<text:tab/></text:p>
      <text:p text:style-name="P1">byte4 <text:s/>. . . . . . . . . . . . .<text:tab/>Byte<text:tab/> 0005<text:tab/> <text:s/>data<text:tab/></text:p>
      <text:p text:style-name="P1">byte5 <text:s/>. . . . . . . . . . . . .<text:tab/>Byte<text:tab/> 0006<text:tab/> <text:s/>data<text:tab/></text:p>
      <text:p text:style-name="P1">byte6 <text:s/>. . . . . . . . . . . . .<text:tab/>Byte<text:tab/> 0007<text:tab/> <text:s/>data<text:tab/></text:p>
      <text:p text:style-name="P1">byte7 <text:s/>. . . . . . . . . . . . .<text:tab/>Byte<text:tab/> 0008<text:tab/> <text:s/>data<text:tab/></text:p>
      <text:p text:style-name="P1">byte8 <text:s/>. . . . . . . . . . . . .<text:tab/>Byte<text:tab/> 0009<text:tab/> <text:s/>data<text:tab/></text:p>
      <text:p text:style-name="P1">byte9 <text:s/>. . . . . . . . . . . . .<text:tab/>Byte<text:tab/> 000A<text:tab/> <text:s/>data<text:tab/></text:p>
      <text:p text:style-name="P1">mkr1 . . . . . . . . . . . . . .<text:tab/>Word<text:tab/> 0000<text:tab/> <text:s/>data<text:tab/></text:p>
      <text:p text:style-name="P1">mkr2 . . . . . . . . . . . . . .<text:tab/>Word<text:tab/> 0012<text:tab/> <text:s/>data<text:tab/></text:p>
      <text:p text:style-name="P1">resl . . . . . . . . . . . . . .<text:tab/>Byte<text:tab/> 0011<text:tab/> <text:s/>data<text:tab/></text:p>
      <text:p text:style-name="P1">resm . . . . . . . . . . . . . .<text:tab/>Byte<text:tab/> 0010<text:tab/> <text:s/>data<text:tab/></text:p>
      <text:p text:style-name="P1"/>
      <text:p text:style-name="P1"><text:tab/> <text:s text:c="2"/>0 Warnings</text:p>
      <text:p text:style-name="P1"><text:tab/> <text:s text:c="2"/>0 Errors</text:p>
      <text:p text:style-name="P1"/>
      <text:p text:style-name="P1"/>
      <text:p text:style-name="P2">3.2 Step 2</text:p>
      <text:p text:style-name="P1"/>
      <text:p text:style-name="P1">Microsoft (R) Macro Assembler Version 6.11d<text:tab/><text:tab/> <text:s text:c="3"/>10/08/08 15:59:39</text:p>
      <text:p text:style-name="P1">lab5_2.asm<text:tab/><text:tab/><text:tab/><text:tab/><text:tab/><text:tab/> <text:s text:c="4"/>Page 1 - 1</text:p>
      <text:p text:style-name="P1"/>
      <text:p text:style-name="P1"/>
      <text:p text:style-name="P1"><text:tab/><text:tab/><text:tab/><text:tab/>; PROGRAM: lab6_1.ASM</text:p>
      <text:p text:style-name="P1"><text:tab/><text:tab/><text:tab/><text:tab/>;</text:p>
      <text:p text:style-name="P1"><text:soft-page-break/><text:tab/><text:tab/><text:tab/><text:tab/>; AUTHOR: Calvin O. Ference</text:p>
      <text:p text:style-name="P1"><text:tab/><text:tab/><text:tab/><text:tab/>;</text:p>
      <text:p text:style-name="P1"><text:tab/><text:tab/><text:tab/><text:tab/>; DESCRIPTION: <text:s/></text:p>
      <text:p text:style-name="P1"><text:tab/><text:tab/><text:tab/><text:tab/>; </text:p>
      <text:p text:style-name="P1"><text:tab/><text:tab/><text:tab/><text:tab/>; </text:p>
      <text:p text:style-name="P1"/>
      <text:p text:style-name="P1"><text:tab/><text:tab/><text:tab/><text:tab/> <text:s text:c="7"/>ASSUME<text:tab/>cs:code, ds:data</text:p>
      <text:p text:style-name="P1"/>
      <text:p text:style-name="P1"><text:s/>0000<text:tab/><text:tab/><text:tab/><text:tab/>code <text:s text:c="3"/>SEGMENT</text:p>
      <text:p text:style-name="P1"><text:s/>0000<text:tab/><text:tab/><text:tab/><text:tab/>main <text:s text:c="3"/>PROC <text:s text:c="3"/></text:p>
      <text:p text:style-name="P1"/>
      <text:p text:style-name="P1"><text:s/>0000 <text:s/>B8 ---- R<text:tab/><text:tab/>init:<text:tab/>mov<text:tab/>ax,data</text:p>
      <text:p text:style-name="P1"><text:s/>0003 <text:s/>8E D8<text:tab/><text:tab/><text:tab/><text:tab/>mov<text:tab/>ds,ax</text:p>
      <text:p text:style-name="P1"><text:s/>0005 <text:s/>B8 0000<text:tab/><text:tab/><text:tab/><text:tab/>mov<text:tab/>ax,0</text:p>
      <text:p text:style-name="P1"><text:s/>0008 <text:s/>BB 0000<text:tab/><text:tab/><text:tab/><text:tab/>mov<text:tab/>bx,0</text:p>
      <text:p text:style-name="P1"/>
      <text:p text:style-name="P1"><text:s/>000B <text:s/>A0 0006 R<text:tab/><text:tab/>mult:<text:tab/>mov<text:tab/>al,varb+1</text:p>
      <text:p text:style-name="P1"><text:s/>000E <text:s/>8A 26 0005 R<text:tab/><text:tab/><text:tab/>mov<text:tab/>ah,varb</text:p>
      <text:p text:style-name="P1"><text:s/>0012 <text:s/>02 06 0006 R<text:tab/><text:tab/><text:tab/>add<text:tab/>al,varb+1</text:p>
      <text:p text:style-name="P1"><text:s/>0016 <text:s/>80 D4 00<text:tab/><text:tab/><text:tab/><text:tab/>adc<text:tab/>ah,0</text:p>
      <text:p text:style-name="P1"><text:s/>0019 <text:s/>02 26 0005 R<text:tab/><text:tab/><text:tab/>add<text:tab/>ah,varb</text:p>
      <text:p text:style-name="P1"><text:s/>001D <text:s/>80 D3 00<text:tab/><text:tab/><text:tab/><text:tab/>adc<text:tab/>bl,0<text:tab/><text:tab/>;this multiplies B with itself</text:p>
      <text:p text:style-name="P1"><text:s/>0020 <text:s/>02 06 0004 R<text:tab/><text:tab/>adda:<text:tab/>add<text:tab/>al,vara+2<text:tab/>;adding A</text:p>
      <text:p text:style-name="P1"><text:s/>0024 <text:s/>80 D4 00<text:tab/><text:tab/><text:tab/><text:tab/>adc<text:tab/>ah,0</text:p>
      <text:p text:style-name="P1"><text:s/>0027 <text:s/>02 26 0003 R<text:tab/><text:tab/><text:tab/>add<text:tab/>ah,vara+1</text:p>
      <text:p text:style-name="P1"><text:s/>002B <text:s/>80 D3 00<text:tab/><text:tab/><text:tab/><text:tab/>adc<text:tab/>bl,0</text:p>
      <text:p text:style-name="P1"><text:s/>002E <text:s/>02 1E 0002 R<text:tab/><text:tab/><text:tab/>add<text:tab/>bl,vara</text:p>
      <text:p text:style-name="P1"><text:s/>0032 <text:s/>80 D7 00<text:tab/><text:tab/><text:tab/><text:tab/>adc<text:tab/>bh,0<text:tab/><text:tab/>; just in case</text:p>
      <text:p text:style-name="P1"><text:s/>0035 <text:s/>02 06 0007 R<text:tab/><text:tab/>addc:<text:tab/>add<text:tab/>al,varc<text:tab/><text:tab/>;adding C</text:p>
      <text:p text:style-name="P1"><text:s/>0039 <text:s/>80 D4 00<text:tab/><text:tab/><text:tab/><text:tab/>adc<text:tab/>ah,0</text:p>
      <text:p text:style-name="P1"><text:s/>003C <text:s/>80 D3 00<text:tab/><text:tab/><text:tab/><text:tab/>adc<text:tab/>bl,0<text:tab/><text:tab/></text:p>
      <text:p text:style-name="P1"><text:s/>003F <text:s/>80 D7 00<text:tab/><text:tab/><text:tab/><text:tab/>adc<text:tab/>bh,0<text:tab/><text:tab/>; just in case also</text:p>
      <text:p text:style-name="P1"><text:s/>0042 <text:s/>88 1E 0008 R<text:tab/><text:tab/>waxoff:<text:tab/>mov<text:tab/>resm,bl</text:p>
      <text:p text:style-name="P1"><text:s/>0046 <text:s/>88 26 0009 R<text:tab/><text:tab/><text:tab/>mov<text:tab/>resl1,ah</text:p>
      <text:p text:style-name="P1"><text:s/>004A <text:s/>A2 000A R<text:tab/><text:tab/><text:tab/>mov<text:tab/>resl2,al</text:p>
      <text:p text:style-name="P1"/>
      <text:p text:style-name="P1"><text:s/>004D <text:s/>B8 4C00<text:tab/><text:tab/><text:tab/>shi:<text:tab/>mov<text:tab/>ax,4c00h</text:p>
      <text:p text:style-name="P1"><text:s/>0050 <text:s/>CD 21<text:tab/><text:tab/><text:tab/> <text:s text:c="7"/>int<text:tab/>21h</text:p>
      <text:p text:style-name="P1"/>
      <text:p text:style-name="P1"><text:s/>0052<text:tab/><text:tab/><text:tab/><text:tab/>main <text:s text:c="3"/>ENDP</text:p>
      <text:p text:style-name="P1"><text:s/>0052<text:tab/><text:tab/><text:tab/><text:tab/>code <text:s text:c="3"/>ENDS</text:p>
      <text:p text:style-name="P1"/>
      <text:p text:style-name="P1"><text:s/>0000<text:tab/><text:tab/><text:tab/><text:tab/>data<text:tab/>SEGMENT</text:p>
      <text:p text:style-name="P1"><text:s/>0000 FFFF<text:tab/><text:tab/><text:tab/>mkr1<text:tab/>dw<text:tab/>0FFFFh<text:tab/>;start marker <text:s text:c="2"/></text:p>
      <text:p text:style-name="P1"><text:s/>0002 02 49 F0<text:tab/><text:tab/><text:tab/>vara<text:tab/>db<text:tab/>02h,49h,0f0h</text:p>
      <text:p text:style-name="P1"><text:s/>0005 61 A8<text:tab/><text:tab/><text:tab/>varb<text:tab/>db<text:tab/>61h,0a8h</text:p>
      <text:p text:style-name="P1"><text:s/>0007 AF<text:tab/><text:tab/><text:tab/>varc<text:tab/>db<text:tab/>0AFh</text:p>
      <text:p text:style-name="P1"><text:s/>0008 00<text:tab/><text:tab/><text:tab/>resm<text:tab/>db<text:tab/>?<text:tab/>;msb for answer</text:p>
      <text:p text:style-name="P1"><text:s/>0009 00<text:tab/><text:tab/><text:tab/>resl1<text:tab/>db<text:tab/>?<text:tab/>;middle part of answer</text:p>
      <text:p text:style-name="P1"><text:soft-page-break/><text:s/>000A 00<text:tab/><text:tab/><text:tab/>resl2<text:tab/>db<text:tab/>?<text:tab/>;lsb for answer</text:p>
      <text:p text:style-name="P1"><text:s/>000B FFFF<text:tab/><text:tab/><text:tab/>mkr2<text:tab/>dw<text:tab/>0FFFFh<text:tab/>;end marker</text:p>
      <text:p text:style-name="P1"><text:s/>000D<text:tab/><text:tab/><text:tab/><text:tab/>data<text:tab/>ENDS</text:p>
      <text:p text:style-name="P1"><text:tab/><text:tab/><text:tab/><text:tab/> <text:s text:c="7"/>END <text:s text:c="3"/></text:p>
      <text:p text:style-name="P1"/>
      <text:p text:style-name="P1">Microsoft (R) Macro Assembler Version 6.11d<text:tab/><text:tab/> <text:s text:c="3"/>10/08/08 15:59:39</text:p>
      <text:p text:style-name="P1">lab5_2.asm<text:tab/><text:tab/><text:tab/><text:tab/><text:tab/><text:tab/> <text:s text:c="4"/>Symbols 2 - 1</text:p>
      <text:p text:style-name="P1"/>
      <text:p text:style-name="P1"/>
      <text:p text:style-name="P1"/>
      <text:p text:style-name="P1"/>
      <text:p text:style-name="P1">Segments and Groups:</text:p>
      <text:p text:style-name="P1"/>
      <text:p text:style-name="P1"><text:s text:c="16"/>N a m e <text:s text:c="16"/>Size <text:s text:c="4"/>Length <text:s text:c="2"/>Align <text:s text:c="2"/>Combine Class</text:p>
      <text:p text:style-name="P1"/>
      <text:p text:style-name="P1">code . . . . . . . . . . . . . .<text:tab/>16 Bit<text:tab/> 0052<text:tab/> <text:s/>Para<text:tab/> <text:s/>Private </text:p>
      <text:p text:style-name="P1">data . . . . . . . . . . . . . .<text:tab/>16 Bit<text:tab/> 000D<text:tab/> <text:s/>Para<text:tab/> <text:s/>Private </text:p>
      <text:p text:style-name="P1"/>
      <text:p text:style-name="P1"/>
      <text:p text:style-name="P1">Procedures, <text:s/>parameters and locals:</text:p>
      <text:p text:style-name="P1"/>
      <text:p text:style-name="P1"><text:s text:c="16"/>N a m e <text:s text:c="16"/>Type <text:s text:c="4"/>Value <text:s text:c="3"/>Attr</text:p>
      <text:p text:style-name="P1"/>
      <text:p text:style-name="P1">main . . . . . . . . . . . . . .<text:tab/>P Near<text:tab/> 0000<text:tab/> <text:s/>code<text:tab/>Length= 0052 Public</text:p>
      <text:p text:style-name="P1"><text:s text:c="2"/>init . . . . . . . . . . . . .<text:tab/>L Near<text:tab/> 0000<text:tab/> <text:s/>code<text:tab/></text:p>
      <text:p text:style-name="P1"><text:s text:c="2"/>mult . . . . . . . . . . . . .<text:tab/>L Near<text:tab/> 000B<text:tab/> <text:s/>code<text:tab/></text:p>
      <text:p text:style-name="P1"><text:s text:c="2"/>adda . . . . . . . . . . . . .<text:tab/>L Near<text:tab/> 0020<text:tab/> <text:s/>code<text:tab/></text:p>
      <text:p text:style-name="P1"><text:s text:c="2"/>addc . . . . . . . . . . . . .<text:tab/>L Near<text:tab/> 0035<text:tab/> <text:s/>code<text:tab/></text:p>
      <text:p text:style-name="P1"><text:s text:c="2"/>waxoff . . . . . . . . . . . .<text:tab/>L Near<text:tab/> 0042<text:tab/> <text:s/>code<text:tab/></text:p>
      <text:p text:style-name="P1"><text:s text:c="2"/>shi <text:s/>. . . . . . . . . . . . .<text:tab/>L Near<text:tab/> 004D<text:tab/> <text:s/>code<text:tab/></text:p>
      <text:p text:style-name="P1"/>
      <text:p text:style-name="P1"/>
      <text:p text:style-name="P1">Symbols:</text:p>
      <text:p text:style-name="P1"/>
      <text:p text:style-name="P1"><text:s text:c="16"/>N a m e <text:s text:c="16"/>Type <text:s text:c="4"/>Value <text:s text:c="3"/>Attr</text:p>
      <text:p text:style-name="P1"/>
      <text:p text:style-name="P1">mkr1 . . . . . . . . . . . . . .<text:tab/>Word<text:tab/> 0000<text:tab/> <text:s/>data<text:tab/></text:p>
      <text:p text:style-name="P1">mkr2 . . . . . . . . . . . . . .<text:tab/>Word<text:tab/> 000B<text:tab/> <text:s/>data<text:tab/></text:p>
      <text:p text:style-name="P1">resl1 <text:s/>. . . . . . . . . . . . .<text:tab/>Byte<text:tab/> 0009<text:tab/> <text:s/>data<text:tab/></text:p>
      <text:p text:style-name="P1">resl2 <text:s/>. . . . . . . . . . . . .<text:tab/>Byte<text:tab/> 000A<text:tab/> <text:s/>data<text:tab/></text:p>
      <text:p text:style-name="P1">resm . . . . . . . . . . . . . .<text:tab/>Byte<text:tab/> 0008<text:tab/> <text:s/>data<text:tab/></text:p>
      <text:p text:style-name="P1">vara . . . . . . . . . . . . . .<text:tab/>Byte<text:tab/> 0002<text:tab/> <text:s/>data<text:tab/></text:p>
      <text:p text:style-name="P1">varb . . . . . . . . . . . . . .<text:tab/>Byte<text:tab/> 0005<text:tab/> <text:s/>data<text:tab/></text:p>
      <text:p text:style-name="P1">varc . . . . . . . . . . . . . .<text:tab/>Byte<text:tab/> 0007<text:tab/> <text:s/>data<text:tab/></text:p>
      <text:p text:style-name="P1"/>
      <text:p text:style-name="P1"><text:tab/> <text:s text:c="2"/>0 Warnings</text:p>
      <text:p text:style-name="P1"><text:tab/> <text:s text:c="2"/>0 Errors</text:p>
      <text:p text:style-name="P1"/>
      <text:p text:style-name="P1"/>
      <text:p text:style-name="P1"><text:soft-page-break/></text:p>
      <text:p text:style-name="P1"/>
      <text:p text:style-name="P1"/>
      <text:p text:style-name="P1"/>
      <text:p text:style-name="P1"/>
      <text:p text:style-name="P2">3.3 Step 3</text:p>
      <text:p text:style-name="P1"/>
      <text:p text:style-name="P1">Microsoft (R) Macro Assembler Version 6.11d<text:tab/><text:tab/> <text:s text:c="3"/>10/08/08 16:47:21</text:p>
      <text:p text:style-name="P1">lab5_3.asm<text:tab/><text:tab/><text:tab/><text:tab/><text:tab/><text:tab/> <text:s text:c="4"/>Page 1 - 1</text:p>
      <text:p text:style-name="P1"/>
      <text:p text:style-name="P1"/>
      <text:p text:style-name="P1"><text:tab/><text:tab/><text:tab/><text:tab/>; PROGRAM: lab5_3.ASM</text:p>
      <text:p text:style-name="P1"><text:tab/><text:tab/><text:tab/><text:tab/>;</text:p>
      <text:p text:style-name="P1"><text:tab/><text:tab/><text:tab/><text:tab/>; AUTHOR: Calvin O. Ference</text:p>
      <text:p text:style-name="P1"><text:tab/><text:tab/><text:tab/><text:tab/>;</text:p>
      <text:p text:style-name="P1"><text:tab/><text:tab/><text:tab/><text:tab/>; DESCRIPTION: <text:s/></text:p>
      <text:p text:style-name="P1"><text:tab/><text:tab/><text:tab/><text:tab/>; </text:p>
      <text:p text:style-name="P1"><text:tab/><text:tab/><text:tab/><text:tab/>; </text:p>
      <text:p text:style-name="P1"/>
      <text:p text:style-name="P1"><text:tab/><text:tab/><text:tab/><text:tab/> <text:s text:c="7"/>ASSUME<text:tab/>cs:code, ds:data</text:p>
      <text:p text:style-name="P1"/>
      <text:p text:style-name="P1"><text:s/>0000<text:tab/><text:tab/><text:tab/><text:tab/>code <text:s text:c="3"/>SEGMENT</text:p>
      <text:p text:style-name="P1"><text:s/>0000<text:tab/><text:tab/><text:tab/><text:tab/>main <text:s text:c="3"/>PROC <text:s text:c="3"/></text:p>
      <text:p text:style-name="P1"/>
      <text:p text:style-name="P1"><text:s/>0000 <text:s/>B8 ---- R<text:tab/><text:tab/>init:<text:tab/>mov<text:tab/>ax,data</text:p>
      <text:p text:style-name="P1"><text:s/>0003 <text:s/>8E D8<text:tab/><text:tab/><text:tab/><text:tab/>mov<text:tab/>ds,ax</text:p>
      <text:p text:style-name="P1"><text:s/>0005 <text:s/>B8 0000<text:tab/><text:tab/><text:tab/><text:tab/>mov<text:tab/>ax,0</text:p>
      <text:p text:style-name="P1"><text:s/>0008 <text:s/>BB 0000<text:tab/><text:tab/><text:tab/><text:tab/>mov<text:tab/>bx,0</text:p>
      <text:p text:style-name="P1"><text:s/>000B <text:s/>A1 0003 R<text:tab/><text:tab/>mult:<text:tab/>mov<text:tab/>ax,vb</text:p>
      <text:p text:style-name="P1"><text:s/>000E <text:s/>03 06 0003 R<text:tab/><text:tab/><text:tab/>add<text:tab/>ax,vb<text:tab/>;no need for carry, max is C350h</text:p>
      <text:p text:style-name="P1"><text:s/>0012 <text:s/>03 06 0005 R<text:tab/><text:tab/>arith:<text:tab/>add<text:tab/>ax,vc<text:tab/>;no need for carry, max is c3f5h</text:p>
      <text:p text:style-name="P1"><text:s/>0016 <text:s/>03 06 0001 R<text:tab/><text:tab/><text:tab/>add<text:tab/>ax,val</text:p>
      <text:p text:style-name="P1"><text:s/>001A <text:s/>80 D3 00<text:tab/><text:tab/><text:tab/><text:tab/>adc<text:tab/>bl,0</text:p>
      <text:p text:style-name="P1"><text:s/>001D <text:s/>02 1E 0000 R<text:tab/><text:tab/><text:tab/>add<text:tab/>bl,vam</text:p>
      <text:p text:style-name="P1"><text:s/>0021 <text:s/>88 1E 0007 R<text:tab/><text:tab/>waxoff:<text:tab/>mov<text:tab/>resm,bl</text:p>
      <text:p text:style-name="P1"><text:s/>0025 <text:s/>A3 0008 R<text:tab/><text:tab/><text:tab/>mov<text:tab/>resl,ax</text:p>
      <text:p text:style-name="P1"/>
      <text:p text:style-name="P1"><text:s/>0028 <text:s/>B8 4C00<text:tab/><text:tab/><text:tab/>shi:<text:tab/>mov<text:tab/>ax,4c00h</text:p>
      <text:p text:style-name="P1"><text:s/>002B <text:s/>CD 21<text:tab/><text:tab/><text:tab/> <text:s text:c="7"/>int<text:tab/>21h</text:p>
      <text:p text:style-name="P1"/>
      <text:p text:style-name="P1"><text:s/>002D<text:tab/><text:tab/><text:tab/><text:tab/>main <text:s text:c="3"/>ENDP</text:p>
      <text:p text:style-name="P1"><text:s/>002D<text:tab/><text:tab/><text:tab/><text:tab/>code <text:s text:c="3"/>ENDS</text:p>
      <text:p text:style-name="P1"/>
      <text:p text:style-name="P1"><text:s/>0000<text:tab/><text:tab/><text:tab/><text:tab/>data<text:tab/>SEGMENT <text:s/></text:p>
      <text:p text:style-name="P1"><text:s/>0000 02<text:tab/><text:tab/><text:tab/>vam<text:tab/>db<text:tab/>02h<text:tab/>;MSB of A</text:p>
      <text:p text:style-name="P1"><text:s/>0001 49F0<text:tab/><text:tab/><text:tab/>val<text:tab/>dw<text:tab/>49F0h<text:tab/>;LSB of A</text:p>
      <text:p text:style-name="P1"><text:s/>0003 61A8<text:tab/><text:tab/><text:tab/>vb<text:tab/>dw<text:tab/>61A8h<text:tab/>;B</text:p>
      <text:p text:style-name="P1"><text:s/>0005 00AF<text:tab/><text:tab/><text:tab/>vc<text:tab/>dw<text:tab/>0AFh<text:tab/>;C</text:p>
      <text:p text:style-name="P1"><text:s/>0007 00<text:tab/><text:tab/><text:tab/>resm<text:tab/>db<text:tab/>?<text:tab/>;msb of result</text:p>
      <text:p text:style-name="P1"><text:soft-page-break/><text:s/>0008 0000<text:tab/><text:tab/><text:tab/>resl<text:tab/>dw<text:tab/>?<text:tab/>;lsb of result</text:p>
      <text:p text:style-name="P1"><text:s/>000A<text:tab/><text:tab/><text:tab/><text:tab/>data<text:tab/>ENDS</text:p>
      <text:p text:style-name="P1"><text:tab/><text:tab/><text:tab/><text:tab/> <text:s text:c="7"/>END <text:s text:c="3"/></text:p>
      <text:p text:style-name="P1"/>
      <text:p text:style-name="P1">Microsoft (R) Macro Assembler Version 6.11d<text:tab/><text:tab/> <text:s text:c="3"/>10/08/08 16:47:21</text:p>
      <text:p text:style-name="P1">lab5_3.asm<text:tab/><text:tab/><text:tab/><text:tab/><text:tab/><text:tab/> <text:s text:c="4"/>Symbols 2 - 1</text:p>
      <text:p text:style-name="P1"/>
      <text:p text:style-name="P1"/>
      <text:p text:style-name="P1"/>
      <text:p text:style-name="P1"/>
      <text:p text:style-name="P1">Segments and Groups:</text:p>
      <text:p text:style-name="P1"/>
      <text:p text:style-name="P1"><text:s text:c="16"/>N a m e <text:s text:c="16"/>Size <text:s text:c="4"/>Length <text:s text:c="2"/>Align <text:s text:c="2"/>Combine Class</text:p>
      <text:p text:style-name="P1"/>
      <text:p text:style-name="P1">code . . . . . . . . . . . . . .<text:tab/>16 Bit<text:tab/> 002D<text:tab/> <text:s/>Para<text:tab/> <text:s/>Private </text:p>
      <text:p text:style-name="P1">data . . . . . . . . . . . . . .<text:tab/>16 Bit<text:tab/> 000A<text:tab/> <text:s/>Para<text:tab/> <text:s/>Private </text:p>
      <text:p text:style-name="P1"/>
      <text:p text:style-name="P1"/>
      <text:p text:style-name="P1">Procedures, <text:s/>parameters and locals:</text:p>
      <text:p text:style-name="P1"/>
      <text:p text:style-name="P1"><text:s text:c="16"/>N a m e <text:s text:c="16"/>Type <text:s text:c="4"/>Value <text:s text:c="3"/>Attr</text:p>
      <text:p text:style-name="P1"/>
      <text:p text:style-name="P1">main . . . . . . . . . . . . . .<text:tab/>P Near<text:tab/> 0000<text:tab/> <text:s/>code<text:tab/>Length= 002D Public</text:p>
      <text:p text:style-name="P1"><text:s text:c="2"/>init . . . . . . . . . . . . .<text:tab/>L Near<text:tab/> 0000<text:tab/> <text:s/>code<text:tab/></text:p>
      <text:p text:style-name="P1"><text:s text:c="2"/>mult . . . . . . . . . . . . .<text:tab/>L Near<text:tab/> 000B<text:tab/> <text:s/>code<text:tab/></text:p>
      <text:p text:style-name="P1"><text:s text:c="2"/>arith <text:s/>. . . . . . . . . . . .<text:tab/>L Near<text:tab/> 0012<text:tab/> <text:s/>code<text:tab/></text:p>
      <text:p text:style-name="P1"><text:s text:c="2"/>waxoff . . . . . . . . . . . .<text:tab/>L Near<text:tab/> 0021<text:tab/> <text:s/>code<text:tab/></text:p>
      <text:p text:style-name="P1"><text:s text:c="2"/>shi <text:s/>. . . . . . . . . . . . .<text:tab/>L Near<text:tab/> 0028<text:tab/> <text:s/>code<text:tab/></text:p>
      <text:p text:style-name="P1"/>
      <text:p text:style-name="P1"/>
      <text:p text:style-name="P1">Symbols:</text:p>
      <text:p text:style-name="P1"/>
      <text:p text:style-name="P1"><text:s text:c="16"/>N a m e <text:s text:c="16"/>Type <text:s text:c="4"/>Value <text:s text:c="3"/>Attr</text:p>
      <text:p text:style-name="P1"/>
      <text:p text:style-name="P1">resl . . . . . . . . . . . . . .<text:tab/>Word<text:tab/> 0008<text:tab/> <text:s/>data<text:tab/></text:p>
      <text:p text:style-name="P1">resm . . . . . . . . . . . . . .<text:tab/>Byte<text:tab/> 0007<text:tab/> <text:s/>data<text:tab/></text:p>
      <text:p text:style-name="P1">val <text:s/>. . . . . . . . . . . . . .<text:tab/>Word<text:tab/> 0001<text:tab/> <text:s/>data<text:tab/></text:p>
      <text:p text:style-name="P1">vam <text:s/>. . . . . . . . . . . . . .<text:tab/>Byte<text:tab/> 0000<text:tab/> <text:s/>data<text:tab/></text:p>
      <text:p text:style-name="P1">vb . . . . . . . . . . . . . . .<text:tab/>Word<text:tab/> 0003<text:tab/> <text:s/>data<text:tab/></text:p>
      <text:p text:style-name="P1">vc . . . . . . . . . . . . . . .<text:tab/>Word<text:tab/> 0005<text:tab/> <text:s/>data<text:tab/></text:p>
      <text:p text:style-name="P1"/>
      <text:p text:style-name="P1"><text:tab/> <text:s text:c="2"/>0 Warnings</text:p>
      <text:p text:style-name="P1"><text:tab/> <text:s text:c="2"/>0 Errors</text:p>
      <text:p text:style-name="P1"/>
      <text:p text:style-name="P2"/>
      <text:p text:style-name="P2">3.4 Step 4</text:p>
      <text:p text:style-name="P1"/>
      <text:p text:style-name="P1">Microsoft (R) Macro Assembler Version 6.11d<text:tab/><text:tab/> <text:s text:c="3"/>10/08/08 17:02:21</text:p>
      <text:p text:style-name="P1">lab5_4.asm<text:tab/><text:tab/><text:tab/><text:tab/><text:tab/><text:tab/> <text:s text:c="4"/>Page 1 - 1</text:p>
      <text:p text:style-name="P1"><text:soft-page-break/></text:p>
      <text:p text:style-name="P1"/>
      <text:p text:style-name="P1"><text:tab/><text:tab/><text:tab/><text:tab/>; PROGRAM: lab5_3.ASM</text:p>
      <text:p text:style-name="P1"><text:tab/><text:tab/><text:tab/><text:tab/>;</text:p>
      <text:p text:style-name="P1"><text:tab/><text:tab/><text:tab/><text:tab/>; AUTHOR: Calvin O. Ference</text:p>
      <text:p text:style-name="P1"><text:tab/><text:tab/><text:tab/><text:tab/>;</text:p>
      <text:p text:style-name="P1"><text:tab/><text:tab/><text:tab/><text:tab/>; DESCRIPTION: <text:s/></text:p>
      <text:p text:style-name="P1"><text:tab/><text:tab/><text:tab/><text:tab/>; </text:p>
      <text:p text:style-name="P1"><text:tab/><text:tab/><text:tab/><text:tab/>; </text:p>
      <text:p text:style-name="P1"/>
      <text:p text:style-name="P1"><text:tab/><text:tab/><text:tab/><text:tab/> <text:s text:c="7"/>ASSUME<text:tab/>cs:code, ds:data</text:p>
      <text:p text:style-name="P1"/>
      <text:p text:style-name="P1"><text:s/>0000<text:tab/><text:tab/><text:tab/><text:tab/>code <text:s text:c="3"/>SEGMENT</text:p>
      <text:p text:style-name="P1"><text:s/>0000<text:tab/><text:tab/><text:tab/><text:tab/>main <text:s text:c="3"/>PROC <text:s text:c="3"/></text:p>
      <text:p text:style-name="P1"/>
      <text:p text:style-name="P1"><text:s/>0000 <text:s/>B8 ---- R<text:tab/><text:tab/>init:<text:tab/>mov<text:tab/>ax,data</text:p>
      <text:p text:style-name="P1"><text:s/>0003 <text:s/>8E D8<text:tab/><text:tab/><text:tab/><text:tab/>mov<text:tab/>ds,ax</text:p>
      <text:p text:style-name="P1"><text:s/>0005 <text:s/>B8 0000<text:tab/><text:tab/><text:tab/><text:tab/>mov<text:tab/>ax,0</text:p>
      <text:p text:style-name="P1"><text:s/>0008 <text:s/>BB 0000<text:tab/><text:tab/><text:tab/><text:tab/>mov<text:tab/>bx,0</text:p>
      <text:p text:style-name="P1"><text:s/>000B <text:s/>A1 0001 R<text:tab/><text:tab/>start:<text:tab/>mov<text:tab/>ax,val</text:p>
      <text:p text:style-name="P1"><text:s/>000E <text:s/>8A 1E 0000 R<text:tab/><text:tab/><text:tab/>mov<text:tab/>bl,vam</text:p>
      <text:p text:style-name="P1"><text:s/>0012 <text:s/>2B 06 0003 R<text:tab/><text:tab/><text:tab/>sub<text:tab/>ax,vb</text:p>
      <text:p text:style-name="P1"><text:s/>0016 <text:s/>80 DB 00<text:tab/><text:tab/><text:tab/><text:tab/>sbb<text:tab/>bl,0</text:p>
      <text:p text:style-name="P1"><text:s/>0019 <text:s/>2B 06 0003 R<text:tab/><text:tab/><text:tab/>sub<text:tab/>ax,vb</text:p>
      <text:p text:style-name="P1"><text:s/>001D <text:s/>80 DB 00<text:tab/><text:tab/><text:tab/><text:tab/>sbb<text:tab/>bl,0</text:p>
      <text:p text:style-name="P1"><text:s/>0020 <text:s/>2B 06 0005 R<text:tab/><text:tab/><text:tab/>sub<text:tab/>ax,vc</text:p>
      <text:p text:style-name="P1"><text:s/>0024 <text:s/>80 DB 00<text:tab/><text:tab/><text:tab/><text:tab/>sbb<text:tab/>bl,0</text:p>
      <text:p text:style-name="P1"><text:s/>0027 <text:s/>88 1E 0007 R<text:tab/><text:tab/><text:tab/>mov<text:tab/>resm,bl</text:p>
      <text:p text:style-name="P1"><text:s/>002B <text:s/>A3 0008 R<text:tab/><text:tab/><text:tab/>mov<text:tab/>resl,ax</text:p>
      <text:p text:style-name="P1"/>
      <text:p text:style-name="P1"/>
      <text:p text:style-name="P1"><text:s/>002E <text:s/>B8 4C00<text:tab/><text:tab/><text:tab/>shi:<text:tab/>mov<text:tab/>ax,4c00h</text:p>
      <text:p text:style-name="P1"><text:s/>0031 <text:s/>CD 21<text:tab/><text:tab/><text:tab/> <text:s text:c="7"/>int<text:tab/>21h</text:p>
      <text:p text:style-name="P1"/>
      <text:p text:style-name="P1"><text:s/>0033<text:tab/><text:tab/><text:tab/><text:tab/>main <text:s text:c="3"/>ENDP</text:p>
      <text:p text:style-name="P1"><text:s/>0033<text:tab/><text:tab/><text:tab/><text:tab/>code <text:s text:c="3"/>ENDS</text:p>
      <text:p text:style-name="P1"/>
      <text:p text:style-name="P1"><text:s/>0000<text:tab/><text:tab/><text:tab/><text:tab/>data<text:tab/>SEGMENT <text:s/></text:p>
      <text:p text:style-name="P1"><text:s/>0000 02<text:tab/><text:tab/><text:tab/>vam<text:tab/>db<text:tab/>02h<text:tab/>;MSB of A</text:p>
      <text:p text:style-name="P1"><text:s/>0001 49F0<text:tab/><text:tab/><text:tab/>val<text:tab/>dw<text:tab/>49F0h<text:tab/>;LSB of A</text:p>
      <text:p text:style-name="P1"><text:s/>0003 270F<text:tab/><text:tab/><text:tab/>vb<text:tab/>dw<text:tab/>270Fh<text:tab/>;B</text:p>
      <text:p text:style-name="P1"><text:s/>0005 0063<text:tab/><text:tab/><text:tab/>vc<text:tab/>dw<text:tab/>63h<text:tab/>;C</text:p>
      <text:p text:style-name="P1"><text:s/>0007 00<text:tab/><text:tab/><text:tab/>resm<text:tab/>db<text:tab/>?<text:tab/>;msb of result</text:p>
      <text:p text:style-name="P1"><text:s/>0008 0000<text:tab/><text:tab/><text:tab/>resl<text:tab/>dw<text:tab/>?<text:tab/>;lsb of result</text:p>
      <text:p text:style-name="P1"><text:s/>000A<text:tab/><text:tab/><text:tab/><text:tab/>data<text:tab/>ENDS</text:p>
      <text:p text:style-name="P1"><text:tab/><text:tab/><text:tab/><text:tab/> <text:s text:c="7"/>END <text:s text:c="3"/></text:p>
      <text:p text:style-name="P1"/>
      <text:p text:style-name="P8">Microsoft (R) Macro Assembler Version 6.11d<text:tab/><text:tab/> <text:s text:c="3"/>10/08/08 17:02:21</text:p>
      <text:p text:style-name="P1">lab5_4.asm<text:tab/><text:tab/><text:tab/><text:tab/><text:tab/><text:tab/> <text:s text:c="4"/>Symbols 2 - 1</text:p>
      <text:p text:style-name="P1"/>
      <text:p text:style-name="P1"/>
      <text:p text:style-name="P1"/>
      <text:p text:style-name="P1"/>
      <text:p text:style-name="P1">Segments and Groups:</text:p>
      <text:p text:style-name="P1"/>
      <text:p text:style-name="P1"><text:s text:c="16"/>N a m e <text:s text:c="16"/>Size <text:s text:c="4"/>Length <text:s text:c="2"/>Align <text:s text:c="2"/>Combine Class</text:p>
      <text:p text:style-name="P1"/>
      <text:p text:style-name="P1">code . . . . . . . . . . . . . .<text:tab/>16 Bit<text:tab/> 0033<text:tab/> <text:s/>Para<text:tab/> <text:s/>Private </text:p>
      <text:p text:style-name="P1">data . . . . . . . . . . . . . .<text:tab/>16 Bit<text:tab/> 000A<text:tab/> <text:s/>Para<text:tab/> <text:s/>Private </text:p>
      <text:p text:style-name="P1"/>
      <text:p text:style-name="P1"/>
      <text:p text:style-name="P1">Procedures, <text:s/>parameters and locals:</text:p>
      <text:p text:style-name="P1"/>
      <text:p text:style-name="P1"><text:s text:c="16"/>N a m e <text:s text:c="16"/>Type <text:s text:c="4"/>Value <text:s text:c="3"/>Attr</text:p>
      <text:p text:style-name="P1"/>
      <text:p text:style-name="P1">main . . . . . . . . . . . . . .<text:tab/>P Near<text:tab/> 0000<text:tab/> <text:s/>code<text:tab/>Length= 0033 Public</text:p>
      <text:p text:style-name="P1"><text:s text:c="2"/>init . . . . . . . . . . . . .<text:tab/>L Near<text:tab/> 0000<text:tab/> <text:s/>code<text:tab/></text:p>
      <text:p text:style-name="P1"><text:s text:c="2"/>start <text:s/>. . . . . . . . . . . .<text:tab/>L Near<text:tab/> 000B<text:tab/> <text:s/>code<text:tab/></text:p>
      <text:p text:style-name="P1"><text:s text:c="2"/>shi <text:s/>. . . . . . . . . . . . .<text:tab/>L Near<text:tab/> 002E<text:tab/> <text:s/>code<text:tab/></text:p>
      <text:p text:style-name="P1"/>
      <text:p text:style-name="P1"/>
      <text:p text:style-name="P1">Symbols:</text:p>
      <text:p text:style-name="P1"/>
      <text:p text:style-name="P1"><text:s text:c="16"/>N a m e <text:s text:c="16"/>Type <text:s text:c="4"/>Value <text:s text:c="3"/>Attr</text:p>
      <text:p text:style-name="P1"/>
      <text:p text:style-name="P1">resl . . . . . . . . . . . . . .<text:tab/>Word<text:tab/> 0008<text:tab/> <text:s/>data<text:tab/></text:p>
      <text:p text:style-name="P1">resm . . . . . . . . . . . . . .<text:tab/>Byte<text:tab/> 0007<text:tab/> <text:s/>data<text:tab/></text:p>
      <text:p text:style-name="P1">val <text:s/>. . . . . . . . . . . . . .<text:tab/>Word<text:tab/> 0001<text:tab/> <text:s/>data<text:tab/></text:p>
      <text:p text:style-name="P1">vam <text:s/>. . . . . . . . . . . . . .<text:tab/>Byte<text:tab/> 0000<text:tab/> <text:s/>data<text:tab/></text:p>
      <text:p text:style-name="P1">vb . . . . . . . . . . . . . . .<text:tab/>Word<text:tab/> 0003<text:tab/> <text:s/>data<text:tab/></text:p>
      <text:p text:style-name="P1">vc . . . . . . . . . . . . . . .<text:tab/>Word<text:tab/> 0005<text:tab/> <text:s/>data<text:tab/></text:p>
      <text:p text:style-name="P1"/>
      <text:p text:style-name="P1"><text:tab/> <text:s text:c="2"/>0 Warnings</text:p>
      <text:p text:style-name="P1"><text:tab/> <text:s text:c="2"/>0 Error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4. Results</text:p>
      <text:p text:style-name="P2"/>
      <text:p text:style-name="P1">Note: The initial and final two bytes in the highlighted memory dumps are markers. They will be removed in future experiments.</text:p>
      <text:p text:style-name="P1"/>
      <text:p text:style-name="P2">4.1 Step 1</text:p>
      <text:p text:style-name="P1"/>
      <text:p text:style-name="P1">Capture file written by TCAP 3.0, TCAP Copyright(c) 1998 Tim Kannel</text:p>
      <text:p text:style-name="P1"/>
      <text:p text:style-name="P1">G:\USB\ELECTR~1\SEMEST~1\243-31~1\LAB5~1&gt;debug lab5_1.exe</text:p>
      <text:p text:style-name="P1">-d</text:p>
      <text:p text:style-name="P1">0E3B:0000 <text:s/>B8 43 0E 8E D8 B4 00 A0-02 00 02 06 03 00 80 D4 <text:s text:c="2"/>.C..............</text:p>
      <text:p text:style-name="P1">0E3B:0010 <text:s/>00 02 06 04 00 80 D4 00-02 06 05 00 80 D4 00 02 <text:s text:c="2"/>................</text:p>
      <text:p text:style-name="P1">0E3B:0020 <text:s/>06 06 00 80 D4 00 02 06-07 00 80 D4 00 02 06 08 <text:s text:c="2"/>................</text:p>
      <text:p text:style-name="P1">0E3B:0030 <text:s/>00 80 D4 00 02 06 09 00-80 D4 00 02 06 0A 00 80 <text:s text:c="2"/>................</text:p>
      <text:p text:style-name="P1">0E3B:0040 <text:s/>D4 00 02 06 0B 00 80 D4-00 02 06 0C 00 80 D4 00 <text:s text:c="2"/>................</text:p>
      <text:p text:style-name="P1">0E3B:0050 <text:s/>02 06 0D 00 80 D4 00 02-06 0E 00 80 D4 00 02 06 <text:s text:c="2"/>................</text:p>
      <text:p text:style-name="P1">0E3B:0060 <text:s/>0F 00 80 D4 00 88 26 10-00 A2 11 00 B8 00 4C CD <text:s text:c="2"/>......&amp;.......L.</text:p>
      <text:p text:style-name="P1">0E3B:0070 <text:s/>21 00 00 00 00 00 00 00-00 00 00 00 00 00 00 00 <text:s text:c="2"/>!...............</text:p>
      <text:p text:style-name="P1">-d cs:70</text:p>
      <text:p text:style-name="P1">0E3B:0070 <text:s/>21 00 00 00 00 00 00 00-00 00 00 00 00 00 00 00 <text:s text:c="2"/>!...............</text:p>
      <text:p text:style-name="P1">0E3B:0080 <text:s/><text:span text:style-name="T3">FF FF A5 7B 6E 2D 1F 0C-77 99 10 BB 3D 43 55 AA </text:span><text:s text:c="2"/>...{n-..w...=CU.</text:p>
      <text:p text:style-name="P1">0E3B:0090 <text:s/><text:span text:style-name="T3">00 00 FF FF</text:span> 6F 72 20 72-65 6D 6F 76 65 73 20 4D <text:s text:c="2"/>....or removes M</text:p>
      <text:p text:style-name="P1">0E3B:00A0 <text:s/>53 2D 44 4F 53 20 65 6E-76 69 72 6F 6E 6D 65 6E <text:s text:c="2"/>S-DOS environmen</text:p>
      <text:p text:style-name="P1">0E3B:00B0 <text:s/>74 20 76 61 72 69 61 62-6C 65 73 2E 0D 0A 0D 0A <text:s text:c="2"/>t variables.....</text:p>
      <text:p text:style-name="P1">0E3B:00C0 <text:s/>53 45 54 20 5B 76 61 72-69 61 62 6C 65 3D 5B 73 <text:s text:c="2"/>SET [variable=[s</text:p>
      <text:p text:style-name="P1">0E3B:00D0 <text:s/>74 72 69 6E 67 5D 5D 0D-0A 0D 0A 81 20 20 76 61 <text:s text:c="2"/>tring]]..... <text:s/>va</text:p>
      <text:p text:style-name="P1">0E3B:00E0 <text:s/>72 69 61 62 6C 65 20 20-53 70 65 63 69 66 69 65 <text:s text:c="2"/>riable <text:s/>Specifie</text:p>
      <text:p text:style-name="P1">-g</text:p>
      <text:p text:style-name="P1"/>
      <text:p text:style-name="P1">Program terminated normally</text:p>
      <text:p text:style-name="P1">-d </text:p>
      <text:p text:style-name="P1">0E3B:00F0 <text:s/>73 20 74 68 65 20 65 6E-76 69 72 6F 6E 6D 65 6E <text:s text:c="2"/>s the environmen</text:p>
      <text:p text:style-name="P1">0E3B:0100 <text:s/>74 2D 76 61 72 69 61 62-6C 65 20 6E 61 6D 65 2E <text:s text:c="2"/>t-variable name.</text:p>
      <text:p text:style-name="P1">0E3B:0110 <text:s/>0D 0A 20 20 73 74 72 69-6E 67 20 20 20 20 53 70 <text:s text:c="2"/>.. <text:s/>string <text:s text:c="3"/>Sp</text:p>
      <text:p text:style-name="P1">0E3B:0120 <text:s/>65 63 69 66 69 65 73 20-61 20 73 65 72 69 65 73 <text:s text:c="2"/>ecifies a series</text:p>
      <text:p text:style-name="P1">0E3B:0130 <text:s/>20 6F 66 20 63 68 61 72-61 63 74 65 72 73 20 74 <text:s text:c="3"/>of characters t</text:p>
      <text:p text:style-name="P1">0E3B:0140 <text:s/>6F 20 61 73 73 69 67 6E-20 74 6F 20 74 68 65 20 <text:s text:c="2"/>o assign to the </text:p>
      <text:p text:style-name="P1">0E3B:0150 <text:s/>76 61 72 69 61 62 6C 65-2E 0D 0A 0D 0A 4B 54 79 <text:s text:c="2"/>variable.....KTy</text:p>
      <text:p text:style-name="P1">0E3B:0160 <text:s/>70 65 20 53 45 54 20 77-69 74 68 6F 75 74 20 70 <text:s text:c="2"/>pe SET without p</text:p>
      <text:p text:style-name="P1">-d cs:70</text:p>
      <text:p text:style-name="P1">0E3B:0070 <text:s/>21 00 00 00 00 00 00 00-00 00 00 00 00 00 00 00 <text:s text:c="2"/>!...............</text:p>
      <text:p text:style-name="P1">0E3B:0080 <text:s/><text:span text:style-name="T3">FF FF A5 7B 6E 2D 1F 0C-77 99 10 BB 3D 43 55 AA</text:span> <text:s text:c="2"/>...{n-..w...=CU.</text:p>
      <text:p text:style-name="P1">0E3B:0090 <text:s/><text:span text:style-name="T3">05 40 FF FF</text:span> 6F 72 20 72-65 6D 6F 76 65 73 20 4D <text:s text:c="2"/>.@..or removes M</text:p>
      <text:p text:style-name="P1">0E3B:00A0 <text:s/>53 2D 44 4F 53 20 65 6E-76 69 72 6F 6E 6D 65 6E <text:s text:c="2"/>S-DOS environmen</text:p>
      <text:p text:style-name="P1">0E3B:00B0 <text:s/>74 20 76 61 72 69 61 62-6C 65 73 2E 0D 0A 0D 0A <text:s text:c="2"/>t variables.....</text:p>
      <text:p text:style-name="P1">0E3B:00C0 <text:s/>53 45 54 20 5B 76 61 72-69 61 62 6C 65 3D 5B 73 <text:s text:c="2"/>SET [variable=[s</text:p>
      <text:p text:style-name="P1">0E3B:00D0 <text:s/>74 72 69 6E 67 5D 5D 0D-0A 0D 0A 81 20 20 76 61 <text:s text:c="2"/>tring]]..... <text:s/>va</text:p>
      <text:p text:style-name="P1">0E3B:00E0 <text:s/>72 69 61 62 6C 65 20 20-53 70 65 63 69 66 69 65 <text:s text:c="2"/>riable <text:s/>Specifie</text:p>
      <text:p text:style-name="P1"><text:soft-page-break/>-q</text:p>
      <text:p text:style-name="P1"/>
      <text:p text:style-name="P1">G:\USB\ELECTR~1\SEMEST~1\243-31~1\LAB5~1&gt;tcap/u</text:p>
      <text:p text:style-name="P1"/>
      <text:p text:style-name="P2">4.2.1 Step 2 With Max Values</text:p>
      <text:p text:style-name="P1"/>
      <text:p text:style-name="P1">Capture file written by TCAP 3.0, TCAP Copyright(c) 1998 Tim Kannel</text:p>
      <text:p text:style-name="P1"/>
      <text:p text:style-name="P1">G:\USB\ELECTR~1\SEMEST~1\243-31~1\LAB5~1&gt;deubg lab5_2.exe</text:p>
      <text:p text:style-name="P1"/>
      <text:p text:style-name="P1">G:\USB\ELECTR~1\SEMEST~1\243-31~1\LAB5~1&gt;d</text:p>
      <text:p text:style-name="P1"/>
      <text:p text:style-name="P1">G:\USB\ELECTR~1\SEMEST~1\243-31~1\LAB5~1&gt;debug lab5_2.exe</text:p>
      <text:p text:style-name="P1">-d</text:p>
      <text:p text:style-name="P1">0E3B:0000 <text:s/>B8 41 0E 8E D8 B8 00 00-BB 00 00 A0 06 00 8A 26 <text:s text:c="2"/>.A.............&amp;</text:p>
      <text:p text:style-name="P1">0E3B:0010 <text:s/>05 00 02 06 06 00 80 D4-00 02 26 05 00 80 D3 00 <text:s text:c="2"/>..........&amp;.....</text:p>
      <text:p text:style-name="P1">0E3B:0020 <text:s/>02 06 04 00 80 D4 00 02-26 03 00 80 D3 00 02 1E <text:s text:c="2"/>........&amp;.......</text:p>
      <text:p text:style-name="P1">0E3B:0030 <text:s/>02 00 80 D7 00 02 06 07-00 80 D4 00 80 D3 00 80 <text:s text:c="2"/>................</text:p>
      <text:p text:style-name="P1">0E3B:0040 <text:s/>D7 00 88 1E 08 00 88 26-09 00 A2 0A 00 B8 00 4C <text:s text:c="2"/>.......&amp;.......L</text:p>
      <text:p text:style-name="P1">0E3B:0050 <text:s/>CD 21 00 00 00 00 00 00-00 00 00 00 00 00 00 00 <text:s text:c="2"/>.!..............</text:p>
      <text:p text:style-name="P1">0E3B:0060 <text:s/><text:span text:style-name="T3">FF FF 02 49 F0 61 A8 AF-00 00 00 FF FF</text:span> 00 4C CD <text:s text:c="2"/>...I.a........L.</text:p>
      <text:p text:style-name="P1">0E3B:0070 <text:s/>21 00 00 00 00 00 00 00-00 00 00 00 00 00 00 00 <text:s text:c="2"/>!...............</text:p>
      <text:p text:style-name="P1">-g</text:p>
      <text:p text:style-name="P1"/>
      <text:p text:style-name="P1">Program terminated normally</text:p>
      <text:p text:style-name="P1">-d</text:p>
      <text:p text:style-name="P1">0E3B:0080 <text:s/>FF FF A5 7B 6E 2D 1F 0C-77 99 10 BB 3D 43 55 AA <text:s text:c="2"/>...{n-..w...=CU.</text:p>
      <text:p text:style-name="P1">0E3B:0090 <text:s/>05 40 FF FF 6F 72 20 72-65 6D 6F 76 65 73 20 4D <text:s text:c="2"/>.@..or removes M</text:p>
      <text:p text:style-name="P1">0E3B:00A0 <text:s/>53 2D 44 4F 53 20 65 6E-76 69 72 6F 6E 6D 65 6E <text:s text:c="2"/>S-DOS environmen</text:p>
      <text:p text:style-name="P1">0E3B:00B0 <text:s/>74 20 76 61 72 69 61 62-6C 65 73 2E 0D 0A 0D 0A <text:s text:c="2"/>t variables.....</text:p>
      <text:p text:style-name="P1">0E3B:00C0 <text:s/>53 45 54 20 5B 76 61 72-69 61 62 6C 65 3D 5B 73 <text:s text:c="2"/>SET [variable=[s</text:p>
      <text:p text:style-name="P1">0E3B:00D0 <text:s/>74 72 69 6E 67 5D 5D 0D-0A 0D 0A 81 20 20 76 61 <text:s text:c="2"/>tring]]..... <text:s/>va</text:p>
      <text:p text:style-name="P1">0E3B:00E0 <text:s/>72 69 61 62 6C 65 20 20-53 70 65 63 69 66 69 65 <text:s text:c="2"/>riable <text:s/>Specifie</text:p>
      <text:p text:style-name="P1">0E3B:00F0 <text:s/>73 20 74 68 65 20 65 6E-76 69 72 6F 6E 6D 65 6E <text:s text:c="2"/>s the environmen</text:p>
      <text:p text:style-name="P1">-d cs:0</text:p>
      <text:p text:style-name="P1">0E3B:0000 <text:s/>B8 41 0E 8E D8 B8 00 00-BB 00 00 A0 06 00 8A 26 <text:s text:c="2"/>.A.............&amp;</text:p>
      <text:p text:style-name="P1">0E3B:0010 <text:s/>05 00 02 06 06 00 80 D4-00 02 26 05 00 80 D3 00 <text:s text:c="2"/>..........&amp;.....</text:p>
      <text:p text:style-name="P1">0E3B:0020 <text:s/>02 06 04 00 80 D4 00 02-26 03 00 80 D3 00 02 1E <text:s text:c="2"/>........&amp;.......</text:p>
      <text:p text:style-name="P1">0E3B:0030 <text:s/>02 00 80 D7 00 02 06 07-00 80 D4 00 80 D3 00 80 <text:s text:c="2"/>................</text:p>
      <text:p text:style-name="P1">0E3B:0040 <text:s/>D7 00 88 1E 08 00 88 26-09 00 A2 0A 00 B8 00 4C <text:s text:c="2"/>.......&amp;.......L</text:p>
      <text:p text:style-name="P1">0E3B:0050 <text:s/>CD 21 00 00 00 00 00 00-00 00 00 00 00 00 00 00 <text:s text:c="2"/>.!..............</text:p>
      <text:p text:style-name="P1">0E3B:0060 <text:s/><text:span text:style-name="T3">FF FF 02 49 F0 61 A8 AF-03 0D EF FF FF</text:span> 00 4C CD <text:s text:c="2"/>...I.a........L.</text:p>
      <text:p text:style-name="P1">0E3B:0070 <text:s/>21 00 00 00 00 00 00 00-00 00 00 00 00 00 00 00 <text:s text:c="2"/>!...............</text:p>
      <text:p text:style-name="P1">-q</text:p>
      <text:p text:style-name="P1"/>
      <text:p text:style-name="P1">G:\USB\ELECTR~1\SEMEST~1\243-31~1\LAB5~1&gt;tcap/u</text:p>
      <text:p text:style-name="P1"/>
      <text:p text:style-name="P1"/>
      <text:p text:style-name="P1"/>
      <text:p text:style-name="P1"><text:soft-page-break/></text:p>
      <text:p text:style-name="P1"/>
      <text:p text:style-name="P1"/>
      <text:p text:style-name="P1"/>
      <text:p text:style-name="P2">4.2.2 Step 2 With Preset Values</text:p>
      <text:p text:style-name="P2"/>
      <text:p text:style-name="P1">Capture file written by TCAP 3.0, TCAP Copyright(c) 1998 Tim Kannel</text:p>
      <text:p text:style-name="P1"/>
      <text:p text:style-name="P1">G:\USB\ELECTR~1\SEMEST~1\243-31~1\LAB5~1&gt;debug 2_set.exe</text:p>
      <text:p text:style-name="P1">-d</text:p>
      <text:p text:style-name="P1">0E3B:0000 <text:s/>B8 41 0E 8E D8 B8 00 00-BB 00 00 A0 06 00 8A 26 <text:s text:c="2"/>.A.............&amp;</text:p>
      <text:p text:style-name="P1">0E3B:0010 <text:s/>05 00 02 06 06 00 80 D4-00 02 26 05 00 80 D3 00 <text:s text:c="2"/>..........&amp;.....</text:p>
      <text:p text:style-name="P1">0E3B:0020 <text:s/>02 06 04 00 80 D4 00 02-26 03 00 80 D3 00 02 1E <text:s text:c="2"/>........&amp;.......</text:p>
      <text:p text:style-name="P1">0E3B:0030 <text:s/>02 00 80 D7 00 02 06 07-00 80 D4 00 80 D3 00 80 <text:s text:c="2"/>................</text:p>
      <text:p text:style-name="P1">0E3B:0040 <text:s/>D7 00 88 1E 08 00 88 26-09 00 A2 0A 00 B8 00 4C <text:s text:c="2"/>.......&amp;.......L</text:p>
      <text:p text:style-name="P1">0E3B:0050 <text:s/>CD 21 00 00 00 00 00 00-00 00 00 00 00 00 00 00 <text:s text:c="2"/>.!..............</text:p>
      <text:p text:style-name="P1">0E3B:0060 <text:s/><text:span text:style-name="T3">FF FF 01 FF FF 01 FF 02-00 00 00 FF FF</text:span> 00 4C CD <text:s text:c="2"/>..............L.</text:p>
      <text:p text:style-name="P1">0E3B:0070 <text:s/>21 00 00 00 00 00 00 00-00 00 00 00 00 00 00 00 <text:s text:c="2"/>!...............</text:p>
      <text:p text:style-name="P1">-g</text:p>
      <text:p text:style-name="P1"/>
      <text:p text:style-name="P1">Program terminated normally</text:p>
      <text:p text:style-name="P1">-d cs:0</text:p>
      <text:p text:style-name="P1">0E3B:0000 <text:s/>B8 41 0E 8E D8 B8 00 00-BB 00 00 A0 06 00 8A 26 <text:s text:c="2"/>.A.............&amp;</text:p>
      <text:p text:style-name="P1">0E3B:0010 <text:s/>05 00 02 06 06 00 80 D4-00 02 26 05 00 80 D3 00 <text:s text:c="2"/>..........&amp;.....</text:p>
      <text:p text:style-name="P1">0E3B:0020 <text:s/>02 06 04 00 80 D4 00 02-26 03 00 80 D3 00 02 1E <text:s text:c="2"/>........&amp;.......</text:p>
      <text:p text:style-name="P1">0E3B:0030 <text:s/>02 00 80 D7 00 02 06 07-00 80 D4 00 80 D3 00 80 <text:s text:c="2"/>................</text:p>
      <text:p text:style-name="P1">0E3B:0040 <text:s/>D7 00 88 1E 08 00 88 26-09 00 A2 0A 00 B8 00 4C <text:s text:c="2"/>.......&amp;.......L</text:p>
      <text:p text:style-name="P1">0E3B:0050 <text:s/>CD 21 00 00 00 00 00 00-00 00 00 00 00 00 00 00 <text:s text:c="2"/>.!..............</text:p>
      <text:p text:style-name="P1">0E3B:0060 <text:s/><text:span text:style-name="T3">FF FF 01 FF FF 01 FF 02-02 03 FF FF FF</text:span> 00 4C CD <text:s text:c="2"/>..............L.</text:p>
      <text:p text:style-name="P1">0E3B:0070 <text:s/>21 00 00 00 00 00 00 00-00 00 00 00 00 00 00 00 <text:s text:c="2"/>!...............</text:p>
      <text:p text:style-name="P1">-q</text:p>
      <text:p text:style-name="P1"/>
      <text:p text:style-name="P1">G:\USB\ELECTR~1\SEMEST~1\243-31~1\LAB5~1&gt;tcap/u</text:p>
      <text:p text:style-name="P1"/>
      <text:p text:style-name="P2">4.2.3 Step 3 With Minimum Values</text:p>
      <text:p text:style-name="P1"/>
      <text:p text:style-name="P1">Capture file written by TCAP 3.0, TCAP Copyright(c) 1998 Tim Kannel</text:p>
      <text:p text:style-name="P1"/>
      <text:p text:style-name="P1">G:\USB\ELECTR~1\SEMEST~1\243-31~1\LAB5~1&gt;debug 2_min.exe</text:p>
      <text:p text:style-name="P1">-d</text:p>
      <text:p text:style-name="P1">0E3B:0000 <text:s/>B8 41 0E 8E D8 B8 00 00-BB 00 00 A0 06 00 8A 26 <text:s text:c="2"/>.A.............&amp;</text:p>
      <text:p text:style-name="P1">0E3B:0010 <text:s/>05 00 02 06 06 00 80 D4-00 02 26 05 00 80 D3 00 <text:s text:c="2"/>..........&amp;.....</text:p>
      <text:p text:style-name="P1">0E3B:0020 <text:s/>02 06 04 00 80 D4 00 02-26 03 00 80 D3 00 02 1E <text:s text:c="2"/>........&amp;.......</text:p>
      <text:p text:style-name="P1">0E3B:0030 <text:s/>02 00 80 D7 00 02 06 07-00 80 D4 00 80 D3 00 80 <text:s text:c="2"/>................</text:p>
      <text:p text:style-name="P1">0E3B:0040 <text:s/>D7 00 88 1E 08 00 88 26-09 00 A2 0A 00 B8 00 4C <text:s text:c="2"/>.......&amp;.......L</text:p>
      <text:p text:style-name="P1">0E3B:0050 <text:s/>CD 21 00 00 00 00 00 00-00 00 00 00 00 00 00 00 <text:s text:c="2"/>.!..............</text:p>
      <text:p text:style-name="P1">0E3B:0060 <text:s/><text:span text:style-name="T3">FF FF 00 00 01 00 01 01-00 00 00 FF FF</text:span> 00 4C CD <text:s text:c="2"/>..............L.</text:p>
      <text:p text:style-name="P1">0E3B:0070 <text:s/>21 00 00 00 00 00 00 00-00 00 00 00 00 00 00 00 <text:s text:c="2"/>!...............</text:p>
      <text:p text:style-name="P1">-g</text:p>
      <text:p text:style-name="P1"><text:soft-page-break/></text:p>
      <text:p text:style-name="P1">Program terminated normally</text:p>
      <text:p text:style-name="P1">-d cs:0</text:p>
      <text:p text:style-name="P1">0E3B:0000 <text:s/>B8 41 0E 8E D8 B8 00 00-BB 00 00 A0 06 00 8A 26 <text:s text:c="2"/>.A.............&amp;</text:p>
      <text:p text:style-name="P1">0E3B:0010 <text:s/>05 00 02 06 06 00 80 D4-00 02 26 05 00 80 D3 00 <text:s text:c="2"/>..........&amp;.....</text:p>
      <text:p text:style-name="P1">0E3B:0020 <text:s/>02 06 04 00 80 D4 00 02-26 03 00 80 D3 00 02 1E <text:s text:c="2"/>........&amp;.......</text:p>
      <text:p text:style-name="P1">0E3B:0030 <text:s/>02 00 80 D7 00 02 06 07-00 80 D4 00 80 D3 00 80 <text:s text:c="2"/>................</text:p>
      <text:p text:style-name="P1">0E3B:0040 <text:s/>D7 00 88 1E 08 00 88 26-09 00 A2 0A 00 B8 00 4C <text:s text:c="2"/>.......&amp;.......L</text:p>
      <text:p text:style-name="P1">0E3B:0050 <text:s/>CD 21 00 00 00 00 00 00-00 00 00 00 00 00 00 00 <text:s text:c="2"/>.!..............</text:p>
      <text:p text:style-name="P1">0E3B:0060 <text:s/><text:span text:style-name="T3">FF FF 00 00 01 00 01 01-00 00 04 FF FF</text:span> 00 4C CD <text:s text:c="2"/>..............L.</text:p>
      <text:p text:style-name="P1">0E3B:0070 <text:s/>21 00 00 00 00 00 00 00-00 00 00 00 00 00 00 00 <text:s text:c="2"/>!...............</text:p>
      <text:p text:style-name="P1">-q</text:p>
      <text:p text:style-name="P1"/>
      <text:p text:style-name="P1">G:\USB\ELECTR~1\SEMEST~1\243-31~1\LAB5~1&gt;tcap/u</text:p>
      <text:p text:style-name="P1"/>
      <text:p text:style-name="P2">4.3 Step 3</text:p>
      <text:p text:style-name="P2"/>
      <text:p text:style-name="P1">Capture file written by TCAP 3.0, TCAP Copyright(c) 1998 Tim Kannel</text:p>
      <text:p text:style-name="P1"/>
      <text:p text:style-name="P1">G:\USB\ELECTR~1\SEMEST~1\243-31~1\LAB5~1&gt;debug lab5_3.exe</text:p>
      <text:p text:style-name="P1">-d</text:p>
      <text:p text:style-name="P1">0E3B:0000 <text:s/>B8 3E 0E 8E D8 B8 00 00-BB 00 00 A1 03 00 03 06 <text:s text:c="2"/>.&gt;..............</text:p>
      <text:p text:style-name="P1">0E3B:0010 <text:s/>03 00 03 06 05 00 03 06-01 00 80 D3 00 02 1E 00 <text:s text:c="2"/>................</text:p>
      <text:p text:style-name="P1">0E3B:0020 <text:s/>00 88 1E 07 00 A3 08 00-B8 00 4C CD 21 00 00 00 <text:s text:c="2"/>..........L.!...</text:p>
      <text:p text:style-name="P1">0E3B:0030 <text:s/>02 F0 49 A8 61 AF 00 00-00 00 D4 00 80 D3 00 80 <text:s text:c="2"/>..I.a...........</text:p>
      <text:p text:style-name="P1">0E3B:0040 <text:s/>D7 00 88 1E 08 00 88 26-09 00 A2 0A 00 B8 00 4C <text:s text:c="2"/>.......&amp;.......L</text:p>
      <text:p text:style-name="P1">0E3B:0050 <text:s/>CD 21 00 00 00 00 00 00-00 00 00 00 00 00 00 00 <text:s text:c="2"/>.!..............</text:p>
      <text:p text:style-name="P1">0E3B:0060 <text:s/><text:span text:style-name="T3">FF FF 01 FF FF 01 FF 02-02 03 FF FF FF</text:span> 00 4C CD <text:s text:c="2"/>..............L.</text:p>
      <text:p text:style-name="P1">0E3B:0070 <text:s/>21 00 00 00 00 00 00 00-00 00 00 00 00 00 00 00 <text:s text:c="2"/>!...............</text:p>
      <text:p text:style-name="P1">-g</text:p>
      <text:p text:style-name="P1"/>
      <text:p text:style-name="P1">Program terminated normally</text:p>
      <text:p text:style-name="P1">-d cs:0</text:p>
      <text:p text:style-name="P1">0E3B:0000 <text:s/>B8 3E 0E 8E D8 B8 00 00-BB 00 00 A1 03 00 03 06 <text:s text:c="2"/>.&gt;..............</text:p>
      <text:p text:style-name="P1">0E3B:0010 <text:s/>03 00 03 06 05 00 03 06-01 00 80 D3 00 02 1E 00 <text:s text:c="2"/>................</text:p>
      <text:p text:style-name="P1">0E3B:0020 <text:s/>00 88 1E 07 00 A3 08 00-B8 00 4C CD 21 00 00 00 <text:s text:c="2"/>..........L.!...</text:p>
      <text:p text:style-name="P1">0E3B:0030 <text:s/>02 F0 49 A8 61 AF 00 03-EF 0D D4 00 80 D3 00 80 <text:s text:c="2"/>..I.a...........</text:p>
      <text:p text:style-name="P1">0E3B:0040 <text:s/>D7 00 88 1E 08 00 88 26-09 00 A2 0A 00 B8 00 4C <text:s text:c="2"/>.......&amp;.......L</text:p>
      <text:p text:style-name="P1">0E3B:0050 <text:s/>CD 21 00 00 00 00 00 00-00 00 00 00 00 00 00 00 <text:s text:c="2"/>.!..............</text:p>
      <text:p text:style-name="P1">0E3B:0060 <text:s/><text:span text:style-name="T3">FF FF 01 FF FF 01 FF 02-02 03 FF FF FF</text:span> 00 4C CD <text:s text:c="2"/>..............L.</text:p>
      <text:p text:style-name="P1">0E3B:0070 <text:s/>21 00 00 00 00 00 00 00-00 00 00 00 00 00 00 00 <text:s text:c="2"/>!...............</text:p>
      <text:p text:style-name="P1">-q</text:p>
      <text:p text:style-name="P1"/>
      <text:p text:style-name="P1">G:\USB\ELECTR~1\SEMEST~1\243-31~1\LAB5~1&gt;tcap/u</text:p>
      <text:p text:style-name="P1"/>
      <text:p text:style-name="P2">4.4.1 Step 4 With Maximum Values</text:p>
      <text:p text:style-name="P1"/>
      <text:p text:style-name="P1">Capture file written by TCAP 3.0, TCAP Copyright(c) 1998 Tim Kannel</text:p>
      <text:p text:style-name="P1"/>
      <text:p text:style-name="P1"><text:soft-page-break/>G:\USB\ELECTR~1\SEMEST~1\243-31~1\LAB5~1&gt;debug lab5_4.exe</text:p>
      <text:p text:style-name="P1">-d</text:p>
      <text:p text:style-name="P1">0E3B:0000 <text:s/>B8 3F 0E 8E D8 B8 00 00-BB 00 00 A1 01 00 8A 1E <text:s text:c="2"/>.?..............</text:p>
      <text:p text:style-name="P1">0E3B:0010 <text:s/>00 00 2B 06 03 00 80 DB-00 2B 06 03 00 80 DB 00 <text:s text:c="2"/>..+......+......</text:p>
      <text:p text:style-name="P1">0E3B:0020 <text:s/>2B 06 05 00 80 DB 00 88-1E 07 00 A3 08 00 B8 00 <text:s text:c="2"/>+...............</text:p>
      <text:p text:style-name="P1">0E3B:0030 <text:s/>4C CD 21 00 00 00 00 00-00 00 00 00 00 00 00 00 <text:s text:c="2"/>L.!.............</text:p>
      <text:p text:style-name="P1">0E3B:0040 <text:s/>02 F0 49 0F 27 63 00 00-00 00 A2 0A 00 B8 00 4C <text:s text:c="2"/>..I.'c.........L</text:p>
      <text:p text:style-name="P1">0E3B:0050 <text:s/>CD 21 00 00 00 00 00 00-00 00 00 00 00 00 00 00 <text:s text:c="2"/>.!..............</text:p>
      <text:p text:style-name="P1">0E3B:0060 <text:s/><text:span text:style-name="T3">FF FF 01 FF FF 01 FF 02-02 03 FF FF FF</text:span> 00 4C CD <text:s text:c="2"/>..............L.</text:p>
      <text:p text:style-name="P1">0E3B:0070 <text:s/>21 00 00 00 00 00 00 00-00 00 00 00 00 00 00 00 <text:s text:c="2"/>!...............</text:p>
      <text:p text:style-name="P1">-g</text:p>
      <text:p text:style-name="P1"/>
      <text:p text:style-name="P1">Program terminated normally</text:p>
      <text:p text:style-name="P1">-d cs:0</text:p>
      <text:p text:style-name="P1">0E3B:0000 <text:s/>B8 3F 0E 8E D8 B8 00 00-BB 00 00 A1 01 00 8A 1E <text:s text:c="2"/>.?..............</text:p>
      <text:p text:style-name="P1">0E3B:0010 <text:s/>00 00 2B 06 03 00 80 DB-00 2B 06 03 00 80 DB 00 <text:s text:c="2"/>..+......+......</text:p>
      <text:p text:style-name="P1">0E3B:0020 <text:s/>2B 06 05 00 80 DB 00 88-1E 07 00 A3 08 00 B8 00 <text:s text:c="2"/>+...............</text:p>
      <text:p text:style-name="P1">0E3B:0030 <text:s/>4C CD 21 00 00 00 00 00-00 00 00 00 00 00 00 00 <text:s text:c="2"/>L.!.............</text:p>
      <text:p text:style-name="P1">0E3B:0040 <text:s/>02 F0 49 0F 27 63 00 01-6F FB A2 0A 00 B8 00 4C <text:s text:c="2"/>..I.'c..o......L</text:p>
      <text:p text:style-name="P1">0E3B:0050 <text:s/>CD 21 00 00 00 00 00 00-00 00 00 00 00 00 00 00 <text:s text:c="2"/>.!..............</text:p>
      <text:p text:style-name="P1">0E3B:0060 <text:s/><text:span text:style-name="T3">FF FF 01 FF FF 01 FF 02-02 03 FF FF FF</text:span> 00 4C CD <text:s text:c="2"/>..............L.</text:p>
      <text:p text:style-name="P1">0E3B:0070 <text:s/>21 00 00 00 00 00 00 00-00 00 00 00 00 00 00 00 <text:s text:c="2"/>!...............</text:p>
      <text:p text:style-name="P1">-q</text:p>
      <text:p text:style-name="P1"/>
      <text:p text:style-name="P1">G:\USB\ELECTR~1\SEMEST~1\243-31~1\LAB5~1&gt;tcap/u</text:p>
      <text:p text:style-name="P1"/>
      <text:p text:style-name="P2">4.4.2 Step 4 With Preset Values</text:p>
      <text:p text:style-name="P1"/>
      <text:p text:style-name="P1">Capture file written by TCAP 3.0, TCAP Copyright(c) 1998 Tim Kannel</text:p>
      <text:p text:style-name="P1"/>
      <text:p text:style-name="P1">G:\USB\ELECTR~1\SEMEST~1\243-31~1\LAB5~1&gt;debug 4_max.exe</text:p>
      <text:p text:style-name="P1">-d</text:p>
      <text:p text:style-name="P1">0E3B:0000 <text:s/>B8 3F 0E 8E D8 B8 00 00-BB 00 00 A1 01 00 8A 1E <text:s text:c="2"/>.?..............</text:p>
      <text:p text:style-name="P1">0E3B:0010 <text:s/>00 00 2B 06 03 00 80 DB-00 2B 06 03 00 80 DB 00 <text:s text:c="2"/>..+......+......</text:p>
      <text:p text:style-name="P1">0E3B:0020 <text:s/>2B 06 05 00 80 DB 00 88-1E 07 00 A3 08 00 B8 00 <text:s text:c="2"/>+...............</text:p>
      <text:p text:style-name="P1">0E3B:0030 <text:s/>4C CD 21 00 00 00 00 00-00 00 00 00 00 00 00 00 <text:s text:c="2"/>L.!.............</text:p>
      <text:p text:style-name="P1">0E3B:0040 <text:s/>00 01 00 01 00 01 00 00-00 00 A2 0A 00 B8 00 4C <text:s text:c="2"/>...............L</text:p>
      <text:p text:style-name="P1">0E3B:0050 <text:s/>CD 21 00 00 00 00 00 00-00 00 00 00 00 00 00 00 <text:s text:c="2"/>.!..............</text:p>
      <text:p text:style-name="P1">0E3B:0060 <text:s/><text:span text:style-name="T3">FF FF 01 FF FF 01 FF 02-02 03 FF FF FF</text:span> 00 4C CD <text:s text:c="2"/>..............L.</text:p>
      <text:p text:style-name="P1">0E3B:0070 <text:s/>21 00 00 00 00 00 00 00-00 00 00 00 00 00 00 00 <text:s text:c="2"/>!...............</text:p>
      <text:p text:style-name="P1">-g</text:p>
      <text:p text:style-name="P1"/>
      <text:p text:style-name="P1">Program terminated normally</text:p>
      <text:p text:style-name="P1">-d cs:0</text:p>
      <text:p text:style-name="P1">0E3B:0000 <text:s/>B8 3F 0E 8E D8 B8 00 00-BB 00 00 A1 01 00 8A 1E <text:s text:c="2"/>.?..............</text:p>
      <text:p text:style-name="P1">0E3B:0010 <text:s/>00 00 2B 06 03 00 80 DB-00 2B 06 03 00 80 DB 00 <text:s text:c="2"/>..+......+......</text:p>
      <text:p text:style-name="P1">0E3B:0020 <text:s/>2B 06 05 00 80 DB 00 88-1E 07 00 A3 08 00 B8 00 <text:s text:c="2"/>+...............</text:p>
      <text:p text:style-name="P1">0E3B:0030 <text:s/>4C CD 21 00 00 00 00 00-00 00 00 00 00 00 00 00 <text:s text:c="2"/>L.!.............</text:p>
      <text:p text:style-name="P1">0E3B:0040 <text:s/>00 01 00 01 00 01 00 FF-FE FF A2 0A 00 B8 00 4C <text:s text:c="2"/>...............L</text:p>
      <text:p text:style-name="P1"><text:soft-page-break/>0E3B:0050 <text:s/>CD 21 00 00 00 00 00 00-00 00 00 00 00 00 00 00 <text:s text:c="2"/>.!..............</text:p>
      <text:p text:style-name="P1">0E3B:0060 <text:s/><text:span text:style-name="T3">FF FF 01 FF FF 01 FF 02-02 03 FF FF FF</text:span> 00 4C CD <text:s text:c="2"/>..............L.</text:p>
      <text:p text:style-name="P1">0E3B:0070 <text:s/>21 00 00 00 00 00 00 00-00 00 00 00 00 00 00 00 <text:s text:c="2"/>!...............</text:p>
      <text:p text:style-name="P1">-q</text:p>
      <text:p text:style-name="P1"/>
      <text:p text:style-name="P1">G:\USB\ELECTR~1\SEMEST~1\243-31~1\LAB5~1&gt;tcap/u</text:p>
      <text:p text:style-name="P1"/>
      <text:p text:style-name="P2">4.4.3 Step 4 With Minimum Values</text:p>
      <text:p text:style-name="P1"/>
      <text:p text:style-name="P1">Capture file written by TCAP 3.0, TCAP Copyright(c) 1998 Tim Kannel</text:p>
      <text:p text:style-name="P1"/>
      <text:p text:style-name="P1">G:\USB\ELECTR~1\SEMEST~1\243-31~1\LAB5~1&gt;debug 4_set.exe</text:p>
      <text:p text:style-name="P1">-d</text:p>
      <text:p text:style-name="P1">0E3B:0000 <text:s/>B8 3F 0E 8E D8 B8 00 00-BB 00 00 A1 01 00 8A 1E <text:s text:c="2"/>.?..............</text:p>
      <text:p text:style-name="P1">0E3B:0010 <text:s/>00 00 2B 06 03 00 80 DB-00 2B 06 03 00 80 DB 00 <text:s text:c="2"/>..+......+......</text:p>
      <text:p text:style-name="P1">0E3B:0020 <text:s/>2B 06 05 00 80 DB 00 88-1E 07 00 A3 08 00 B8 00 <text:s text:c="2"/>+...............</text:p>
      <text:p text:style-name="P1">0E3B:0030 <text:s/>4C CD 21 00 00 00 00 00-00 00 00 00 00 00 00 00 <text:s text:c="2"/>L.!.............</text:p>
      <text:p text:style-name="P1">0E3B:0040 <text:s/>01 FF FF FF 01 02 00 00-00 00 A2 0A 00 B8 00 4C <text:s text:c="2"/>...............L</text:p>
      <text:p text:style-name="P1">0E3B:0050 <text:s/>CD 21 00 00 00 00 00 00-00 00 00 00 00 00 00 00 <text:s text:c="2"/>.!..............</text:p>
      <text:p text:style-name="P1">0E3B:0060 <text:s/><text:span text:style-name="T3">FF FF 01 FF FF 01 FF 02-02 03 FF FF FF</text:span> 00 4C CD <text:s text:c="2"/>..............L.</text:p>
      <text:p text:style-name="P1">0E3B:0070 <text:s/>21 00 00 00 00 00 00 00-00 00 00 00 00 00 00 00 <text:s text:c="2"/>!...............</text:p>
      <text:p text:style-name="P1">-g</text:p>
      <text:p text:style-name="P1"/>
      <text:p text:style-name="P1">Program terminated normally</text:p>
      <text:p text:style-name="P1">-d</text:p>
      <text:p text:style-name="P1">0E3B:0080 <text:s/>FF FF A5 7B 6E 2D 1F 0C-77 99 10 BB 3D 43 55 AA <text:s text:c="2"/>...{n-..w...=CU.</text:p>
      <text:p text:style-name="P1">0E3B:0090 <text:s/>05 40 FF FF 6F 72 20 72-65 6D 6F 76 65 73 20 4D <text:s text:c="2"/>.@..or removes M</text:p>
      <text:p text:style-name="P1">0E3B:00A0 <text:s/>53 2D 44 4F 53 20 65 6E-76 69 72 6F 6E 6D 65 6E <text:s text:c="2"/>S-DOS environmen</text:p>
      <text:p text:style-name="P1">0E3B:00B0 <text:s/>74 20 76 61 72 69 61 62-6C 65 73 2E 0D 0A 0D 0A <text:s text:c="2"/>t variables.....</text:p>
      <text:p text:style-name="P1">0E3B:00C0 <text:s/>53 45 54 20 5B 76 61 72-69 61 62 6C 65 3D 5B 73 <text:s text:c="2"/>SET [variable=[s</text:p>
      <text:p text:style-name="P1">0E3B:00D0 <text:s/>74 72 69 6E 67 5D 5D 0D-0A 0D 0A 81 20 20 76 61 <text:s text:c="2"/>tring]]..... <text:s/>va</text:p>
      <text:p text:style-name="P1">0E3B:00E0 <text:s/>72 69 61 62 6C 65 20 20-53 70 65 63 69 66 69 65 <text:s text:c="2"/>riable <text:s/>Specifie</text:p>
      <text:p text:style-name="P1">0E3B:00F0 <text:s/>73 20 74 68 65 20 65 6E-76 69 72 6F 6E 6D 65 6E <text:s text:c="2"/>s the environmen</text:p>
      <text:p text:style-name="P1">-d cs:0</text:p>
      <text:p text:style-name="P1">0E3B:0000 <text:s/>B8 3F 0E 8E D8 B8 00 00-BB 00 00 A1 01 00 8A 1E <text:s text:c="2"/>.?..............</text:p>
      <text:p text:style-name="P1">0E3B:0010 <text:s/>00 00 2B 06 03 00 80 DB-00 2B 06 03 00 80 DB 00 <text:s text:c="2"/>..+......+......</text:p>
      <text:p text:style-name="P1">0E3B:0020 <text:s/>2B 06 05 00 80 DB 00 88-1E 07 00 A3 08 00 B8 00 <text:s text:c="2"/>+...............</text:p>
      <text:p text:style-name="P1">0E3B:0030 <text:s/>4C CD 21 00 00 00 00 00-00 00 00 00 00 00 00 00 <text:s text:c="2"/>L.!.............</text:p>
      <text:p text:style-name="P1">0E3B:0040 <text:s/>01 FF FF FF 01 02 00 01-FF FB A2 0A 00 B8 00 4C <text:s text:c="2"/>...............L</text:p>
      <text:p text:style-name="P1">0E3B:0050 <text:s/>CD 21 00 00 00 00 00 00-00 00 00 00 00 00 00 00 <text:s text:c="2"/>.!..............</text:p>
      <text:p text:style-name="P1">0E3B:0060 <text:s/><text:span text:style-name="T3">FF FF 01 FF FF 01 FF 02-02 03 FF FF FF</text:span> 00 4C CD <text:s text:c="2"/>..............L.</text:p>
      <text:p text:style-name="P1">0E3B:0070 <text:s/>21 00 00 00 00 00 00 00-00 00 00 00 00 00 00 00 <text:s text:c="2"/>!...............</text:p>
      <text:p text:style-name="P1">-q</text:p>
      <text:p text:style-name="P1"/>
      <text:p text:style-name="P1">G:\USB\ELECTR~1\SEMEST~1\243-31~1\LAB5~1&gt;tcap/u</text:p>
      <text:p text:style-name="P1"/>
      <text:p text:style-name="P1"/>
      <text:p text:style-name="P1"/>
      <text:p text:style-name="P1"/>
      <text:p text:style-name="P2"><text:soft-page-break/>5. Calculations</text:p>
      <text:p text:style-name="P11"/>
      <text:p text:style-name="P1">Note: All values are in base 16. Also the written formula follows the codes order.</text:p>
      <text:p text:style-name="P1"/>
      <text:p text:style-name="P2">5.1 Step 1</text:p>
      <text:p text:style-name="P2"><text:span text:style-name="T2"/></text:p>
      <text:p text:style-name="P2"><text:span text:style-name="T2"><draw:frame draw:style-name="fr1" draw:name="Object1" text:anchor-type="as-char" svg:y="-0.0783in" svg:width="6.5799in" svg:height="0.1839in" draw:z-index="0"><draw:object xlink:href="./Object 1" xlink:type="simple" xlink:show="embed" xlink:actuate="onLoad"/><draw:image xlink:href="./ObjectReplacements/Object 1" xlink:type="simple" xlink:show="embed" xlink:actuate="onLoad"/></draw:frame></text:span></text:p>
      <text:p text:style-name="P1"><draw:frame draw:style-name="fr2" draw:name="Object2" text:anchor-type="as-char" svg:width="1.8272in" svg:height="0.1839in" draw:z-index="1"><draw:object xlink:href="./Object 2" xlink:type="simple" xlink:show="embed" xlink:actuate="onLoad"/><draw:image xlink:href="./ObjectReplacements/Object 2" xlink:type="simple" xlink:show="embed" xlink:actuate="onLoad"/></draw:frame></text:p>
      <text:p text:style-name="P1"/>
      <text:p text:style-name="P1"><draw:frame draw:style-name="fr2" draw:name="Object3" text:anchor-type="as-char" svg:width="5.0992in" svg:height="0.1839in" draw:z-index="2"><draw:object xlink:href="./Object 3" xlink:type="simple" xlink:show="embed" xlink:actuate="onLoad"/><draw:image xlink:href="./ObjectReplacements/Object 3" xlink:type="simple" xlink:show="embed" xlink:actuate="onLoad"/></draw:frame></text:p>
      <text:p text:style-name="P1"/>
      <text:p text:style-name="P1">thus </text:p>
      <text:p text:style-name="P1"/>
      <text:p text:style-name="P1"><draw:frame draw:style-name="fr2" draw:name="Object4" text:anchor-type="as-char" svg:width="0.3291in" svg:height="0.1839in" draw:z-index="3"><draw:object xlink:href="./Object 4" xlink:type="simple" xlink:show="embed" xlink:actuate="onLoad"/><draw:image xlink:href="./ObjectReplacements/Object 4" xlink:type="simple" xlink:show="embed" xlink:actuate="onLoad"/></draw:frame></text:p>
      <text:p text:style-name="P1"/>
      <text:p text:style-name="P2">5.2.0 Step 2</text:p>
      <text:p text:style-name="P2"/>
      <text:p text:style-name="P2"><draw:frame draw:style-name="fr2" draw:name="Object5" text:anchor-type="as-char" svg:width="1.4508in" svg:height="0.1902in" draw:z-index="4"><draw:object xlink:href="./Object 5" xlink:type="simple" xlink:show="embed" xlink:actuate="onLoad"/><draw:image xlink:href="./ObjectReplacements/Object 5" xlink:type="simple" xlink:show="embed" xlink:actuate="onLoad"/></draw:frame></text:p>
      <text:p text:style-name="P2"><draw:frame draw:style-name="fr2" draw:name="Object6" text:anchor-type="as-char" svg:width="3.3417in" svg:height="0.1902in" draw:z-index="5"><draw:object xlink:href="./Object 6" xlink:type="simple" xlink:show="embed" xlink:actuate="onLoad"/><draw:image xlink:href="./ObjectReplacements/Object 6" xlink:type="simple" xlink:show="embed" xlink:actuate="onLoad"/></draw:frame></text:p>
      <text:p text:style-name="P2"/>
      <text:p text:style-name="P2">5.2.1 with Maximum Values</text:p>
      <text:p text:style-name="P2"><text:span text:style-name="T2"/></text:p>
      <text:p text:style-name="P2"><text:span text:style-name="T2"><draw:frame draw:style-name="fr2" draw:name="Object7" text:anchor-type="as-char" svg:width="2.4846in" svg:height="0.1839in" draw:z-index="6"><draw:object xlink:href="./Object 7" xlink:type="simple" xlink:show="embed" xlink:actuate="onLoad"/><draw:image xlink:href="./ObjectReplacements/Object 7" xlink:type="simple" xlink:show="embed" xlink:actuate="onLoad"/></draw:frame></text:span></text:p>
      <text:p text:style-name="P2"><text:span text:style-name="T2"><draw:frame draw:style-name="fr2" draw:name="Object8" text:anchor-type="as-char" svg:width="3.1075in" svg:height="0.1902in" draw:z-index="7"><draw:object xlink:href="./Object 8" xlink:type="simple" xlink:show="embed" xlink:actuate="onLoad"/><draw:image xlink:href="./ObjectReplacements/Object 8" xlink:type="simple" xlink:show="embed" xlink:actuate="onLoad"/></draw:frame></text:span></text:p>
      <text:p text:style-name="P2"><text:span text:style-name="T2"/></text:p>
      <text:p text:style-name="P2"><text:span text:style-name="T2">thus</text:span></text:p>
      <text:p text:style-name="P2"><text:span text:style-name="T2"/></text:p>
      <text:p text:style-name="P2"><text:span text:style-name="T2"><draw:frame draw:style-name="fr2" draw:name="Object9" text:anchor-type="as-char" svg:width="0.561in" svg:height="0.1839in" draw:z-index="8"><draw:object xlink:href="./Object 9" xlink:type="simple" xlink:show="embed" xlink:actuate="onLoad"/><draw:image xlink:href="./ObjectReplacements/Object 9" xlink:type="simple" xlink:show="embed" xlink:actuate="onLoad"/></draw:frame></text:span></text:p>
      <text:p text:style-name="P2"><text:span text:style-name="T2"/></text:p>
      <text:p text:style-name="P2">5.2.2 with Preset Values</text:p>
      <text:p text:style-name="P2"><text:span text:style-name="T2"/></text:p>
      <text:p text:style-name="P2"><text:span text:style-name="T2"><draw:frame draw:style-name="fr2" draw:name="Object10" text:anchor-type="as-char" svg:width="2.4402in" svg:height="0.1839in" draw:z-index="9"><draw:object xlink:href="./Object 10" xlink:type="simple" xlink:show="embed" xlink:actuate="onLoad"/><draw:image xlink:href="./ObjectReplacements/Object 10" xlink:type="simple" xlink:show="embed" xlink:actuate="onLoad"/></draw:frame></text:span></text:p>
      <text:p text:style-name="P2"><draw:frame draw:style-name="fr2" draw:name="Object11" text:anchor-type="as-char" svg:width="2.8756in" svg:height="0.1839in" draw:z-index="10"><draw:object xlink:href="./Object 11" xlink:type="simple" xlink:show="embed" xlink:actuate="onLoad"/><draw:image xlink:href="./ObjectReplacements/Object 11" xlink:type="simple" xlink:show="embed" xlink:actuate="onLoad"/></draw:frame></text:p>
      <text:p text:style-name="P2"/>
      <text:p text:style-name="P1">thus</text:p>
      <text:p text:style-name="P2"/>
      <text:p text:style-name="P2"><draw:frame draw:style-name="fr2" draw:name="Object12" text:anchor-type="as-char" svg:width="0.5181in" svg:height="0.1839in" draw:z-index="11"><draw:object xlink:href="./Object 12" xlink:type="simple" xlink:show="embed" xlink:actuate="onLoad"/><draw:image xlink:href="./ObjectReplacements/Object 12" xlink:type="simple" xlink:show="embed" xlink:actuate="onLoad"/></draw:frame></text:p>
      <text:p text:style-name="P2"/>
      <text:p text:style-name="P2">5.2.3 with Minimum Values</text:p>
      <text:p text:style-name="P2"/>
      <text:p text:style-name="P2"><text:span text:style-name="T2"><draw:frame draw:style-name="fr2" draw:name="Object13" text:anchor-type="as-char" svg:width="2.3299in" svg:height="0.1839in" draw:z-index="12"><draw:object xlink:href="./Object 13" xlink:type="simple" xlink:show="embed" xlink:actuate="onLoad"/><draw:image xlink:href="./ObjectReplacements/Object 13" xlink:type="simple" xlink:show="embed" xlink:actuate="onLoad"/></draw:frame></text:span></text:p>
      <text:p text:style-name="P2"><text:span text:style-name="T2"><draw:frame draw:style-name="fr2" draw:name="Object14" text:anchor-type="as-char" svg:width="2.7398in" svg:height="0.1839in" draw:z-index="13"><draw:object xlink:href="./Object 14" xlink:type="simple" xlink:show="embed" xlink:actuate="onLoad"/><draw:image xlink:href="./ObjectReplacements/Object 14" xlink:type="simple" xlink:show="embed" xlink:actuate="onLoad"/></draw:frame></text:span></text:p>
      <text:p text:style-name="P1"/>
      <text:p text:style-name="P1">thus</text:p>
      <text:p text:style-name="P1"/>
      <text:p text:style-name="P1"><draw:frame draw:style-name="fr2" draw:name="Object15" text:anchor-type="as-char" svg:width="0.248in" svg:height="0.1839in" draw:z-index="14"><draw:object xlink:href="./Object 15" xlink:type="simple" xlink:show="embed" xlink:actuate="onLoad"/><draw:image xlink:href="./ObjectReplacements/Object 15" xlink:type="simple" xlink:show="embed" xlink:actuate="onLoad"/></draw:frame></text:p>
      <text:p text:style-name="P1"/>
      <text:p text:style-name="P1"/>
      <text:p text:style-name="P1"/>
      <text:p text:style-name="P2"><text:soft-page-break/>5.3 Step 3</text:p>
      <text:p text:style-name="P2"><text:span text:style-name="T2"/></text:p>
      <text:p text:style-name="P2"><text:span text:style-name="T2">Same a section 6.3.1</text:span></text:p>
      <text:p text:style-name="P2"><text:span text:style-name="T2"/></text:p>
      <text:p text:style-name="P2">5.4.0 Step 4</text:p>
      <text:p text:style-name="P2"><text:span text:style-name="T2"/></text:p>
      <text:p text:style-name="P2"><draw:frame draw:style-name="fr2" draw:name="Object17" text:anchor-type="as-char" svg:width="1.4535in" svg:height="0.1902in" draw:z-index="25"><draw:object xlink:href="./Object 17" xlink:type="simple" xlink:show="embed" xlink:actuate="onLoad"/><draw:image xlink:href="./ObjectReplacements/Object 17" xlink:type="simple" xlink:show="embed" xlink:actuate="onLoad"/></draw:frame></text:p>
      <text:p text:style-name="P2"><draw:frame draw:style-name="fr2" draw:name="Object18" text:anchor-type="as-char" svg:width="2.8839in" svg:height="0.1902in" draw:z-index="16"><draw:object xlink:href="./Object 18" xlink:type="simple" xlink:show="embed" xlink:actuate="onLoad"/><draw:image xlink:href="./ObjectReplacements/Object 18" xlink:type="simple" xlink:show="embed" xlink:actuate="onLoad"/></draw:frame></text:p>
      <text:p text:style-name="P2"/>
      <text:p text:style-name="P1">(varb+varb) is done first then stored into register bx or bl before continuing with the rest.</text:p>
      <text:p text:style-name="P1"/>
      <text:p text:style-name="P2">5.4.1 with Maximum Values</text:p>
      <text:p text:style-name="P2"><text:span text:style-name="T2"/></text:p>
      <text:p text:style-name="P2"><text:span text:style-name="T2"><draw:frame draw:style-name="fr2" draw:name="Object19" text:anchor-type="as-char" svg:width="2.4154in" svg:height="0.1839in" draw:z-index="17"><draw:object xlink:href="./Object 19" xlink:type="simple" xlink:show="embed" xlink:actuate="onLoad"/><draw:image xlink:href="./ObjectReplacements/Object 19" xlink:type="simple" xlink:show="embed" xlink:actuate="onLoad"/></draw:frame></text:span></text:p>
      <text:p text:style-name="P2"><text:span text:style-name="T2"><draw:frame draw:style-name="fr2" draw:name="Object20" text:anchor-type="as-char" svg:width="3.072in" svg:height="0.1902in" draw:z-index="18"><draw:object xlink:href="./Object 20" xlink:type="simple" xlink:show="embed" xlink:actuate="onLoad"/><draw:image xlink:href="./ObjectReplacements/Object 20" xlink:type="simple" xlink:show="embed" xlink:actuate="onLoad"/></draw:frame></text:span></text:p>
      <text:p text:style-name="P2"><text:span text:style-name="T2"/></text:p>
      <text:p text:style-name="P2"><text:span text:style-name="T2">thus</text:span></text:p>
      <text:p text:style-name="P2"><text:span text:style-name="T2"/></text:p>
      <text:p text:style-name="P2"><text:span text:style-name="T2"><draw:frame draw:style-name="fr2" draw:name="Object21" text:anchor-type="as-char" svg:width="0.5425in" svg:height="0.1839in" draw:z-index="19"><draw:object xlink:href="./Object 21" xlink:type="simple" xlink:show="embed" xlink:actuate="onLoad"/><draw:image xlink:href="./ObjectReplacements/Object 21" xlink:type="simple" xlink:show="embed" xlink:actuate="onLoad"/></draw:frame></text:span></text:p>
      <text:p text:style-name="P2"><text:span text:style-name="T2"/></text:p>
      <text:p text:style-name="P2">5.4.2 with Preset Values</text:p>
      <text:p text:style-name="P2"><text:span text:style-name="T2"/></text:p>
      <text:p text:style-name="P2"><text:span text:style-name="T2"><draw:frame draw:style-name="fr2" draw:name="Object22" text:anchor-type="as-char" svg:width="2.4402in" svg:height="0.1839in" draw:z-index="20"><draw:object xlink:href="./Object 22" xlink:type="simple" xlink:show="embed" xlink:actuate="onLoad"/><draw:image xlink:href="./ObjectReplacements/Object 22" xlink:type="simple" xlink:show="embed" xlink:actuate="onLoad"/></draw:frame></text:span></text:p>
      <text:p text:style-name="P2"><draw:frame draw:style-name="fr2" draw:name="Object23" text:anchor-type="as-char" svg:width="3.1654in" svg:height="0.1902in" draw:z-index="21"><draw:object xlink:href="./Object 23" xlink:type="simple" xlink:show="embed" xlink:actuate="onLoad"/><draw:image xlink:href="./ObjectReplacements/Object 23" xlink:type="simple" xlink:show="embed" xlink:actuate="onLoad"/></draw:frame></text:p>
      <text:p text:style-name="P2"/>
      <text:p text:style-name="P1">thus</text:p>
      <text:p text:style-name="P2"/>
      <text:p text:style-name="P2"><draw:frame draw:style-name="fr2" draw:name="Object24" text:anchor-type="as-char" svg:width="0.5516in" svg:height="0.1839in" draw:z-index="22"><draw:object xlink:href="./Object 24" xlink:type="simple" xlink:show="embed" xlink:actuate="onLoad"/><draw:image xlink:href="./ObjectReplacements/Object 24" xlink:type="simple" xlink:show="embed" xlink:actuate="onLoad"/></draw:frame></text:p>
      <text:p text:style-name="P2"/>
      <text:p text:style-name="P2">5.4.3 with Minimum Values</text:p>
      <text:p text:style-name="P2"/>
      <text:p text:style-name="P2"><text:span text:style-name="T2"><draw:frame draw:style-name="fr2" draw:name="Object25" text:anchor-type="as-char" svg:width="2.3346in" svg:height="0.1839in" draw:z-index="23"><draw:object xlink:href="./Object 25" xlink:type="simple" xlink:show="embed" xlink:actuate="onLoad"/><draw:image xlink:href="./ObjectReplacements/Object 25" xlink:type="simple" xlink:show="embed" xlink:actuate="onLoad"/></draw:frame></text:span></text:p>
      <text:p text:style-name="P2"><text:span text:style-name="T2"><draw:frame draw:style-name="fr2" draw:name="Object26" text:anchor-type="as-char" svg:width="3.1583in" svg:height="0.1902in" draw:z-index="24"><draw:object xlink:href="./Object 26" xlink:type="simple" xlink:show="embed" xlink:actuate="onLoad"/><draw:image xlink:href="./ObjectReplacements/Object 26" xlink:type="simple" xlink:show="embed" xlink:actuate="onLoad"/></draw:frame></text:span></text:p>
      <text:p text:style-name="P1"/>
      <text:p text:style-name="P1">thus</text:p>
      <text:p text:style-name="P1"/>
      <text:p text:style-name="P1"><draw:frame draw:style-name="fr2" draw:name="Object16" text:anchor-type="as-char" svg:width="0.702in" svg:height="0.1839in" draw:z-index="15"><draw:object xlink:href="./Object 16" xlink:type="simple" xlink:show="embed" xlink:actuate="onLoad"/><draw:image xlink:href="./ObjectReplacements/Object 16" xlink:type="simple" xlink:show="embed" xlink:actuate="onLoad"/></draw:frame> (calculator shows <draw:frame draw:style-name="fr2" draw:name="Object27" text:anchor-type="as-char" svg:width="0.9043in" svg:height="0.1839in" draw:z-index="26"><draw:object xlink:href="./Object 27" xlink:type="simple" xlink:show="embed" xlink:actuate="onLoad"/><draw:image xlink:href="./ObjectReplacements/Object 27" xlink:type="simple" xlink:show="embed" xlink:actuate="onLoad"/></draw:frame>)</text:p>
      <text:p text:style-name="P1"><text:span text:style-name="T2"/></text:p>
      <text:p text:style-name="P1">which in base 10 is -2</text:p>
      <text:p text:style-name="P1"/>
      <text:p text:style-name="P2">6. Conclusion</text:p>
      <text:p text:style-name="P1"/>
      <text:p text:style-name="P1">Some problems occurred while doing step 4 of the experiment which thought that copy &amp; pasting is not always good as the order of operations changed from step 2 compared to step 4. Besides that elementary problem, the way the number circle works in a computer was greatly understood and no longer misinterpreted. Nonetheless the objectives were completed thus making the experiment a succes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2-27T19:19:55</meta:creation-date>
    <dc:date>2008-10-14T18:51:05</dc:date>
    <meta:editing-cycles>27</meta:editing-cycles>
    <meta:editing-duration>P1DT0H12M22S</meta:editing-duration>
    <meta:user-defined meta:name="Info 1"/>
    <meta:user-defined meta:name="Info 2"/>
    <meta:user-defined meta:name="Info 3"/>
    <meta:user-defined meta:name="Info 4"/>
    <meta:document-statistic meta:table-count="0" meta:image-count="0" meta:object-count="27" meta:page-count="23" meta:paragraph-count="807" meta:word-count="6091" meta:character-count="29911"/>
  </office:meta>
</office:document-meta>
</file>

<file path=Object 1/content.xml><?xml version="1.0" encoding="utf-8"?>
<!DOCTYPE math  PUBLIC '-//OpenOffice.org//DTD Modified W3C MathML 1.01//EN'  'math.dtd'>
<math:math xmlns:math="http://www.w3.org/1998/Math/MathML">
  <math:semantics>
    <math:mrow>
      <math:mi math:fontstyle="italic">resm</math:mi>
      <math:mtext>&amp;</math:mtext>
      <math:mrow>
        <math:mi math:fontstyle="italic">resl</math:mi>
        <math:mo math:stretchy="false">=</math:mo>
        <math:mrow>
          <math:mrow>
            <math:mrow>
              <math:mrow>
                <math:mrow>
                  <math:mrow>
                    <math:mrow>
                      <math:mrow>
                        <math:mrow>
                          <math:mrow>
                            <math:mi math:fontstyle="italic">byte1</math:mi>
                            <math:mo math:stretchy="false">+</math:mo>
                            <math:mi math:fontstyle="italic">byte2</math:mi>
                          </math:mrow>
                          <math:mo math:stretchy="false">+</math:mo>
                          <math:mi math:fontstyle="italic">byte3</math:mi>
                        </math:mrow>
                        <math:mo math:stretchy="false">+</math:mo>
                        <math:mi math:fontstyle="italic">byte4</math:mi>
                      </math:mrow>
                      <math:mo math:stretchy="false">+</math:mo>
                      <math:mi math:fontstyle="italic">byte5</math:mi>
                    </math:mrow>
                    <math:mo math:stretchy="false">+</math:mo>
                    <math:mi math:fontstyle="italic">byte6</math:mi>
                  </math:mrow>
                  <math:mo math:stretchy="false">+</math:mo>
                  <math:mi math:fontstyle="italic">byte7</math:mi>
                </math:mrow>
                <math:mo math:stretchy="false">+</math:mo>
                <math:mi math:fontstyle="italic">byte8</math:mi>
              </math:mrow>
              <math:mo math:stretchy="false">+</math:mo>
              <math:mi math:fontstyle="italic">byte9</math:mi>
            </math:mrow>
            <math:mo math:stretchy="false">+</math:mo>
            <math:mi math:fontstyle="italic">byte10</math:mi>
          </math:mrow>
          <math:mo math:stretchy="false">+</math:mo>
          <math:mi math:fontstyle="italic">byte11</math:mi>
        </math:mrow>
      </math:mrow>
    </math:mrow>
    <math:annotation math:encoding="StarMath 5.0">resm "&amp;" resl = byte1 + byte2 + byte3 + byte4 + byte5 + byte6 + byte7 + byte8 + byte9 + byte10 + byte11</math:annotation>
  </math:semantics>
</math:math>
</file>

<file path=Object 10/content.xml><?xml version="1.0" encoding="utf-8"?>
<!DOCTYPE math  PUBLIC '-//OpenOffice.org//DTD Modified W3C MathML 1.01//EN'  'math.dtd'>
<math:math xmlns:math="http://www.w3.org/1998/Math/MathML">
  <math:semantics>
    <math:mrow>
      <math:mi math:fontstyle="italic">where</math:mi>
      <math:mrow>
        <math:mi>A</math:mi>
        <math:mo math:stretchy="false">=</math:mo>
        <math:mn>1FFFF</math:mn>
      </math:mrow>
      <math:mi>,</math:mi>
      <math:mrow>
        <math:mi>B</math:mi>
        <math:mo math:stretchy="false">=</math:mo>
        <math:mn>01FF</math:mn>
      </math:mrow>
      <math:mi>,</math:mi>
      <math:mrow>
        <math:mi>C</math:mi>
        <math:mo math:stretchy="false">=</math:mo>
        <math:mn>02</math:mn>
      </math:mrow>
    </math:mrow>
    <math:annotation math:encoding="StarMath 5.0">where A = 1FFFF, B = 01FF, C=02</math:annotation>
  </math:semantics>
</math:math>
</file>

<file path=Object 11/content.xml><?xml version="1.0" encoding="utf-8"?>
<!DOCTYPE math  PUBLIC '-//OpenOffice.org//DTD Modified W3C MathML 1.01//EN'  'math.dtd'>
<math:math xmlns:math="http://www.w3.org/1998/Math/MathML">
  <math:semantics>
    <math:mrow>
      <math:mn>02</math:mn>
      <math:mtext>&amp;</math:mtext>
      <math:mn>03</math:mn>
      <math:mtext>&amp;</math:mtext>
      <math:mrow>
        <math:mi math:fontstyle="italic">FF</math:mi>
        <math:mo math:stretchy="false">=</math:mo>
        <math:mrow>
          <math:mrow>
            <math:mrow>
              <math:mn>01FF</math:mn>
              <math:mo math:stretchy="false">+</math:mo>
              <math:mn>01FF</math:mn>
            </math:mrow>
            <math:mo math:stretchy="false">+</math:mo>
            <math:mn>1FFFF</math:mn>
          </math:mrow>
          <math:mo math:stretchy="false">+</math:mo>
          <math:mn>02</math:mn>
        </math:mrow>
      </math:mrow>
    </math:mrow>
    <math:annotation math:encoding="StarMath 5.0">02 "&amp;" 03 "&amp;" FF = 01FF + 01FF + 1FFFF + 02</math:annotation>
  </math:semantics>
</math:math>
</file>

<file path=Object 12/content.xml><?xml version="1.0" encoding="utf-8"?>
<!DOCTYPE math  PUBLIC '-//OpenOffice.org//DTD Modified W3C MathML 1.01//EN'  'math.dtd'>
<math:math xmlns:math="http://www.w3.org/1998/Math/MathML">
  <math:semantics>
    <math:mn>203FF</math:mn>
    <math:annotation math:encoding="StarMath 5.0">203FF</math:annotation>
  </math:semantics>
</math:math>
</file>

<file path=Object 13/content.xml><?xml version="1.0" encoding="utf-8"?>
<!DOCTYPE math  PUBLIC '-//OpenOffice.org//DTD Modified W3C MathML 1.01//EN'  'math.dtd'>
<math:math xmlns:math="http://www.w3.org/1998/Math/MathML">
  <math:semantics>
    <math:mrow>
      <math:mi math:fontstyle="italic">where</math:mi>
      <math:mrow>
        <math:mi>A</math:mi>
        <math:mo math:stretchy="false">=</math:mo>
        <math:mn>00001,</math:mn>
      </math:mrow>
      <math:mrow>
        <math:mi>B</math:mi>
        <math:mo math:stretchy="false">=</math:mo>
        <math:mn>0001,</math:mn>
      </math:mrow>
      <math:mrow>
        <math:mi>C</math:mi>
        <math:mo math:stretchy="false">=</math:mo>
        <math:mn>01</math:mn>
      </math:mrow>
    </math:mrow>
    <math:annotation math:encoding="StarMath 5.0">where A = 00001, B = 0001, C=01</math:annotation>
  </math:semantics>
</math:math>
</file>

<file path=Object 14/content.xml><?xml version="1.0" encoding="utf-8"?>
<!DOCTYPE math  PUBLIC '-//OpenOffice.org//DTD Modified W3C MathML 1.01//EN'  'math.dtd'>
<math:math xmlns:math="http://www.w3.org/1998/Math/MathML">
  <math:semantics>
    <math:mrow>
      <math:mn>00</math:mn>
      <math:mtext>&amp;</math:mtext>
      <math:mn>00</math:mn>
      <math:mtext>&amp;</math:mtext>
      <math:mrow>
        <math:mn>04</math:mn>
        <math:mo math:stretchy="false">=</math:mo>
        <math:mrow>
          <math:mrow>
            <math:mrow>
              <math:mn>0001</math:mn>
              <math:mo math:stretchy="false">+</math:mo>
              <math:mn>0001</math:mn>
            </math:mrow>
            <math:mo math:stretchy="false">+</math:mo>
            <math:mn>00001</math:mn>
          </math:mrow>
          <math:mo math:stretchy="false">+</math:mo>
          <math:mn>01</math:mn>
        </math:mrow>
      </math:mrow>
    </math:mrow>
    <math:annotation math:encoding="StarMath 5.0">00 "&amp;" 00 "&amp;" 04 = 0001 + 0001 + 00001 + 01</math:annotation>
  </math:semantics>
</math:math>
</file>

<file path=Object 15/content.xml><?xml version="1.0" encoding="utf-8"?>
<!DOCTYPE math  PUBLIC '-//OpenOffice.org//DTD Modified W3C MathML 1.01//EN'  'math.dtd'>
<math:math xmlns:math="http://www.w3.org/1998/Math/MathML">
  <math:semantics>
    <math:mn>04</math:mn>
    <math:annotation math:encoding="StarMath 5.0">04</math:annotation>
  </math:semantics>
</math:math>
</file>

<file path=Object 16/content.xml><?xml version="1.0" encoding="utf-8"?>
<!DOCTYPE math  PUBLIC '-//OpenOffice.org//DTD Modified W3C MathML 1.01//EN'  'math.dtd'>
<math:math xmlns:math="http://www.w3.org/1998/Math/MathML">
  <math:semantics>
    <math:mi math:fontstyle="italic">FFFFFE</math:mi>
    <math:annotation math:encoding="StarMath 5.0">FFFFFE</math:annotation>
  </math:semantics>
</math:math>
</file>

<file path=Object 17/content.xml><?xml version="1.0" encoding="utf-8"?>
<!DOCTYPE math  PUBLIC '-//OpenOffice.org//DTD Modified W3C MathML 1.01//EN'  'math.dtd'>
<math:math xmlns:math="http://www.w3.org/1998/Math/MathML">
  <math:semantics>
    <math:mrow>
      <math:mi math:fontstyle="italic">result</math:mi>
      <math:mo math:stretchy="false">=</math:mo>
      <math:mrow>
        <math:mo math:stretchy="false">(</math:mo>
        <math:mrow>
          <math:mrow>
            <math:mi>A</math:mi>
            <math:mo math:stretchy="false">−</math:mo>
            <math:mn>2B</math:mn>
          </math:mrow>
          <math:mo math:stretchy="false">−</math:mo>
          <math:mi>C</math:mi>
        </math:mrow>
        <math:mo math:stretchy="false">)</math:mo>
      </math:mrow>
    </math:mrow>
    <math:annotation math:encoding="StarMath 5.0">result = (A - 2B - C) </math:annotation>
  </math:semantics>
</math:math>
</file>

<file path=Object 18/content.xml><?xml version="1.0" encoding="utf-8"?>
<!DOCTYPE math  PUBLIC '-//OpenOffice.org//DTD Modified W3C MathML 1.01//EN'  'math.dtd'>
<math:math xmlns:math="http://www.w3.org/1998/Math/MathML">
  <math:semantics>
    <math:mrow>
      <math:mi math:fontstyle="italic">resm</math:mi>
      <math:mtext>&amp;</math:mtext>
      <math:mrow>
        <math:mi math:fontstyle="italic">resl</math:mi>
        <math:mo math:stretchy="false">=</math:mo>
        <math:mrow>
          <math:mo math:stretchy="false">(</math:mo>
          <math:mrow>
            <math:mrow>
              <math:mi math:fontstyle="italic">vara</math:mi>
              <math:mo math:stretchy="false">−</math:mo>
              <math:mrow>
                <math:mo math:stretchy="false">(</math:mo>
                <math:mrow>
                  <math:mi math:fontstyle="italic">varb</math:mi>
                  <math:mo math:stretchy="false">+</math:mo>
                  <math:mi math:fontstyle="italic">varb</math:mi>
                </math:mrow>
                <math:mo math:stretchy="false">)</math:mo>
              </math:mrow>
            </math:mrow>
            <math:mo math:stretchy="false">−</math:mo>
            <math:mi math:fontstyle="italic">varc</math:mi>
          </math:mrow>
          <math:mo math:stretchy="false">)</math:mo>
        </math:mrow>
      </math:mrow>
    </math:mrow>
    <math:annotation math:encoding="StarMath 5.0">resm "&amp;" resl = (vara - (varb+varb) -varc)</math:annotation>
  </math:semantics>
</math:math>
</file>

<file path=Object 19/content.xml><?xml version="1.0" encoding="utf-8"?>
<!DOCTYPE math  PUBLIC '-//OpenOffice.org//DTD Modified W3C MathML 1.01//EN'  'math.dtd'>
<math:math xmlns:math="http://www.w3.org/1998/Math/MathML">
  <math:semantics>
    <math:mrow>
      <math:mi math:fontstyle="italic">where</math:mi>
      <math:mrow>
        <math:mi>A</math:mi>
        <math:mo math:stretchy="false">=</math:mo>
        <math:mn>249F0</math:mn>
      </math:mrow>
      <math:mi>,</math:mi>
      <math:mrow>
        <math:mi>B</math:mi>
        <math:mo math:stretchy="false">=</math:mo>
        <math:mn>270F</math:mn>
      </math:mrow>
      <math:mi>,</math:mi>
      <math:mrow>
        <math:mi>C</math:mi>
        <math:mo math:stretchy="false">=</math:mo>
        <math:mn>63</math:mn>
      </math:mrow>
    </math:mrow>
    <math:annotation math:encoding="StarMath 5.0">where A = 249F0, B = 270F, C=63</math:annotation>
  </math:semantics>
</math:math>
</file>

<file path=Object 2/content.xml><?xml version="1.0" encoding="utf-8"?>
<!DOCTYPE math  PUBLIC '-//OpenOffice.org//DTD Modified W3C MathML 1.01//EN'  'math.dtd'>
<math:math xmlns:math="http://www.w3.org/1998/Math/MathML">
  <math:semantics>
    <math:mrow>
      <math:mrow>
        <math:mrow>
          <math:mo math:stretchy="false">+</math:mo>
          <math:mi math:fontstyle="italic">byte12</math:mi>
        </math:mrow>
        <math:mo math:stretchy="false">+</math:mo>
        <math:mi math:fontstyle="italic">byte13</math:mi>
      </math:mrow>
      <math:mo math:stretchy="false">+</math:mo>
      <math:mi math:fontstyle="italic">byte14</math:mi>
    </math:mrow>
    <math:annotation math:encoding="StarMath 5.0">+ byte12 + byte13 + byte14</math:annotation>
  </math:semantics>
</math:math>
</file>

<file path=Object 20/content.xml><?xml version="1.0" encoding="utf-8"?>
<!DOCTYPE math  PUBLIC '-//OpenOffice.org//DTD Modified W3C MathML 1.01//EN'  'math.dtd'>
<math:math xmlns:math="http://www.w3.org/1998/Math/MathML">
  <math:semantics>
    <math:mrow>
      <math:mn>01</math:mn>
      <math:mtext>&amp;</math:mtext>
      <math:mi math:fontstyle="italic">FB</math:mi>
      <math:mtext>&amp;</math:mtext>
      <math:mrow>
        <math:mn>6F</math:mn>
        <math:mo math:stretchy="false">=</math:mo>
        <math:mrow>
          <math:mo math:stretchy="false">(</math:mo>
          <math:mrow>
            <math:mrow>
              <math:mn>249F0</math:mn>
              <math:mo math:stretchy="false">−</math:mo>
              <math:mrow>
                <math:mo math:stretchy="false">(</math:mo>
                <math:mrow>
                  <math:mn>270F</math:mn>
                  <math:mo math:stretchy="false">+</math:mo>
                  <math:mn>270F</math:mn>
                </math:mrow>
                <math:mo math:stretchy="false">)</math:mo>
              </math:mrow>
            </math:mrow>
            <math:mo math:stretchy="false">−</math:mo>
            <math:mn>63</math:mn>
          </math:mrow>
          <math:mo math:stretchy="false">)</math:mo>
        </math:mrow>
      </math:mrow>
    </math:mrow>
    <math:annotation math:encoding="StarMath 5.0">01 "&amp;" FB "&amp;" 6F = (249F0 - (270F+270F) - 63)</math:annotation>
  </math:semantics>
</math:math>
</file>

<file path=Object 21/content.xml><?xml version="1.0" encoding="utf-8"?>
<!DOCTYPE math  PUBLIC '-//OpenOffice.org//DTD Modified W3C MathML 1.01//EN'  'math.dtd'>
<math:math xmlns:math="http://www.w3.org/1998/Math/MathML">
  <math:semantics>
    <math:mn>1FB6F</math:mn>
    <math:annotation math:encoding="StarMath 5.0">1FB6F</math:annotation>
  </math:semantics>
</math:math>
</file>

<file path=Object 22/content.xml><?xml version="1.0" encoding="utf-8"?>
<!DOCTYPE math  PUBLIC '-//OpenOffice.org//DTD Modified W3C MathML 1.01//EN'  'math.dtd'>
<math:math xmlns:math="http://www.w3.org/1998/Math/MathML">
  <math:semantics>
    <math:mrow>
      <math:mi math:fontstyle="italic">where</math:mi>
      <math:mrow>
        <math:mi>A</math:mi>
        <math:mo math:stretchy="false">=</math:mo>
        <math:mn>1FFFF</math:mn>
      </math:mrow>
      <math:mi>,</math:mi>
      <math:mrow>
        <math:mi>B</math:mi>
        <math:mo math:stretchy="false">=</math:mo>
        <math:mn>01FF</math:mn>
      </math:mrow>
      <math:mi>,</math:mi>
      <math:mrow>
        <math:mi>C</math:mi>
        <math:mo math:stretchy="false">=</math:mo>
        <math:mn>02</math:mn>
      </math:mrow>
    </math:mrow>
    <math:annotation math:encoding="StarMath 5.0">where A = 1FFFF, B = 01FF, C=02</math:annotation>
  </math:semantics>
</math:math>
</file>

<file path=Object 23/content.xml><?xml version="1.0" encoding="utf-8"?>
<!DOCTYPE math  PUBLIC '-//OpenOffice.org//DTD Modified W3C MathML 1.01//EN'  'math.dtd'>
<math:math xmlns:math="http://www.w3.org/1998/Math/MathML">
  <math:semantics>
    <math:mrow>
      <math:mn>01</math:mn>
      <math:mtext>&amp;</math:mtext>
      <math:mi math:fontstyle="italic">FB</math:mi>
      <math:mtext>&amp;</math:mtext>
      <math:mrow>
        <math:mi math:fontstyle="italic">FF</math:mi>
        <math:mo math:stretchy="false">=</math:mo>
        <math:mrow>
          <math:mo math:stretchy="false">(</math:mo>
          <math:mrow>
            <math:mrow>
              <math:mn>1FFFF</math:mn>
              <math:mo math:stretchy="false">−</math:mo>
              <math:mrow>
                <math:mo math:stretchy="false">(</math:mo>
                <math:mrow>
                  <math:mn>01FF</math:mn>
                  <math:mo math:stretchy="false">+</math:mo>
                  <math:mn>01FF</math:mn>
                </math:mrow>
                <math:mo math:stretchy="false">)</math:mo>
              </math:mrow>
            </math:mrow>
            <math:mo math:stretchy="false">−</math:mo>
            <math:mn>02</math:mn>
          </math:mrow>
          <math:mo math:stretchy="false">)</math:mo>
        </math:mrow>
      </math:mrow>
    </math:mrow>
    <math:annotation math:encoding="StarMath 5.0">01 "&amp;" FB "&amp;" FF = (1FFFF - (01FF+01FF) - 02)</math:annotation>
  </math:semantics>
</math:math>
</file>

<file path=Object 24/content.xml><?xml version="1.0" encoding="utf-8"?>
<!DOCTYPE math  PUBLIC '-//OpenOffice.org//DTD Modified W3C MathML 1.01//EN'  'math.dtd'>
<math:math xmlns:math="http://www.w3.org/1998/Math/MathML">
  <math:semantics>
    <math:mn>1FBFF</math:mn>
    <math:annotation math:encoding="StarMath 5.0">1FBFF</math:annotation>
  </math:semantics>
</math:math>
</file>

<file path=Object 25/content.xml><?xml version="1.0" encoding="utf-8"?>
<!DOCTYPE math  PUBLIC '-//OpenOffice.org//DTD Modified W3C MathML 1.01//EN'  'math.dtd'>
<math:math xmlns:math="http://www.w3.org/1998/Math/MathML">
  <math:semantics>
    <math:mrow>
      <math:mi math:fontstyle="italic">where</math:mi>
      <math:mrow>
        <math:mi>A</math:mi>
        <math:mo math:stretchy="false">=</math:mo>
        <math:mn>00001,</math:mn>
      </math:mrow>
      <math:mrow>
        <math:mi>B</math:mi>
        <math:mo math:stretchy="false">=</math:mo>
        <math:mn>0001,</math:mn>
      </math:mrow>
      <math:mrow>
        <math:mi>C</math:mi>
        <math:mo math:stretchy="false">=</math:mo>
        <math:mn>01</math:mn>
      </math:mrow>
    </math:mrow>
    <math:annotation math:encoding="StarMath 5.0">where A = 00001, B = 0001, C=01</math:annotation>
  </math:semantics>
</math:math>
</file>

<file path=Object 26/content.xml><?xml version="1.0" encoding="utf-8"?>
<!DOCTYPE math  PUBLIC '-//OpenOffice.org//DTD Modified W3C MathML 1.01//EN'  'math.dtd'>
<math:math xmlns:math="http://www.w3.org/1998/Math/MathML">
  <math:semantics>
    <math:mrow>
      <math:mi math:fontstyle="italic">FF</math:mi>
      <math:mtext>&amp;</math:mtext>
      <math:mi math:fontstyle="italic">FF</math:mi>
      <math:mtext>&amp;</math:mtext>
      <math:mrow>
        <math:mi math:fontstyle="italic">FE</math:mi>
        <math:mo math:stretchy="false">=</math:mo>
        <math:mrow>
          <math:mo math:stretchy="false">(</math:mo>
          <math:mrow>
            <math:mrow>
              <math:mn>00001</math:mn>
              <math:mo math:stretchy="false">−</math:mo>
              <math:mrow>
                <math:mo math:stretchy="false">(</math:mo>
                <math:mrow>
                  <math:mn>0001</math:mn>
                  <math:mo math:stretchy="false">+</math:mo>
                  <math:mn>0001</math:mn>
                </math:mrow>
                <math:mo math:stretchy="false">)</math:mo>
              </math:mrow>
            </math:mrow>
            <math:mo math:stretchy="false">−</math:mo>
            <math:mn>01</math:mn>
          </math:mrow>
          <math:mo math:stretchy="false">)</math:mo>
        </math:mrow>
      </math:mrow>
    </math:mrow>
    <math:annotation math:encoding="StarMath 5.0">FF "&amp;" FF "&amp;" FE = (00001- (0001+0001) - 01 )</math:annotation>
  </math:semantics>
</math:math>
</file>

<file path=Object 27/content.xml><?xml version="1.0" encoding="utf-8"?>
<!DOCTYPE math  PUBLIC '-//OpenOffice.org//DTD Modified W3C MathML 1.01//EN'  'math.dtd'>
<math:math xmlns:math="http://www.w3.org/1998/Math/MathML">
  <math:semantics>
    <math:mi math:fontstyle="italic">FFFFFFFE</math:mi>
    <math:annotation math:encoding="StarMath 5.0">FFFFFFFE</math:annotation>
  </math:semantics>
</math:math>
</file>

<file path=Object 3/content.xml><?xml version="1.0" encoding="utf-8"?>
<!DOCTYPE math  PUBLIC '-//OpenOffice.org//DTD Modified W3C MathML 1.01//EN'  'math.dtd'>
<math:math xmlns:math="http://www.w3.org/1998/Math/MathML">
  <math:semantics>
    <math:mrow>
      <math:mrow>
        <math:mrow>
          <math:mi math:fontstyle="italic">A5</math:mi>
          <math:mo math:stretchy="false">+</math:mo>
          <math:mn>7B</math:mn>
        </math:mrow>
        <math:mo math:stretchy="false">+</math:mo>
        <math:mn>6E+2</math:mn>
      </math:mrow>
      <math:mrow>
        <math:mrow>
          <math:mrow>
            <math:mrow>
              <math:mrow>
                <math:mrow>
                  <math:mrow>
                    <math:mrow>
                      <math:mrow>
                        <math:mrow>
                          <math:mrow>
                            <math:mi>D</math:mi>
                            <math:mo math:stretchy="false">+</math:mo>
                            <math:mn>1F</math:mn>
                          </math:mrow>
                          <math:mo math:stretchy="false">+</math:mo>
                          <math:mn>0C</math:mn>
                        </math:mrow>
                        <math:mo math:stretchy="false">+</math:mo>
                        <math:mn>77</math:mn>
                      </math:mrow>
                      <math:mo math:stretchy="false">+</math:mo>
                      <math:mn>99</math:mn>
                    </math:mrow>
                    <math:mo math:stretchy="false">+</math:mo>
                    <math:mn>10</math:mn>
                  </math:mrow>
                  <math:mo math:stretchy="false">+</math:mo>
                  <math:mi math:fontstyle="italic">BB</math:mi>
                </math:mrow>
                <math:mo math:stretchy="false">+</math:mo>
                <math:mn>3D</math:mn>
              </math:mrow>
              <math:mo math:stretchy="false">+</math:mo>
              <math:mn>43</math:mn>
            </math:mrow>
            <math:mo math:stretchy="false">+</math:mo>
            <math:mn>55</math:mn>
          </math:mrow>
          <math:mo math:stretchy="false">+</math:mo>
          <math:mi math:fontstyle="italic">AA</math:mi>
        </math:mrow>
        <math:mo math:stretchy="false">=</math:mo>
        <math:mn>5</math:mn>
      </math:mrow>
      <math:mtext>&amp;</math:mtext>
      <math:mn>40</math:mn>
    </math:mrow>
    <math:annotation math:encoding="StarMath 5.0">A5+7B+6E+2D+1F+0C+77+99+10+BB+3D+43+55+AA = 5 "&amp;" 40</math:annotation>
  </math:semantics>
</math:math>
</file>

<file path=Object 4/content.xml><?xml version="1.0" encoding="utf-8"?>
<!DOCTYPE math  PUBLIC '-//OpenOffice.org//DTD Modified W3C MathML 1.01//EN'  'math.dtd'>
<math:math xmlns:math="http://www.w3.org/1998/Math/MathML">
  <math:semantics>
    <math:mn>540</math:mn>
    <math:annotation math:encoding="StarMath 5.0">540</math:annotation>
  </math:semantics>
</math:math>
</file>

<file path=Object 5/content.xml><?xml version="1.0" encoding="utf-8"?>
<!DOCTYPE math  PUBLIC '-//OpenOffice.org//DTD Modified W3C MathML 1.01//EN'  'math.dtd'>
<math:math xmlns:math="http://www.w3.org/1998/Math/MathML">
  <math:semantics>
    <math:mrow>
      <math:mi math:fontstyle="italic">result</math:mi>
      <math:mo math:stretchy="false">=</math:mo>
      <math:mrow>
        <math:mo math:stretchy="false">(</math:mo>
        <math:mrow>
          <math:mrow>
            <math:mi>A</math:mi>
            <math:mo math:stretchy="false">+</math:mo>
            <math:mn>2B</math:mn>
          </math:mrow>
          <math:mo math:stretchy="false">+</math:mo>
          <math:mi>C</math:mi>
        </math:mrow>
        <math:mo math:stretchy="false">)</math:mo>
      </math:mrow>
    </math:mrow>
    <math:annotation math:encoding="StarMath 5.0">result = (A +2B + C) </math:annotation>
  </math:semantics>
</math:math>
</file>

<file path=Object 6/content.xml><?xml version="1.0" encoding="utf-8"?>
<!DOCTYPE math  PUBLIC '-//OpenOffice.org//DTD Modified W3C MathML 1.01//EN'  'math.dtd'>
<math:math xmlns:math="http://www.w3.org/1998/Math/MathML">
  <math:semantics>
    <math:mrow>
      <math:mi math:fontstyle="italic">resm</math:mi>
      <math:mtext>&amp;</math:mtext>
      <math:mi math:fontstyle="italic">resl1</math:mi>
      <math:mtext>&amp;</math:mtext>
      <math:mrow>
        <math:mi math:fontstyle="italic">resl2</math:mi>
        <math:mo math:stretchy="false">=</math:mo>
        <math:mrow>
          <math:mo math:stretchy="false">(</math:mo>
          <math:mrow>
            <math:mrow>
              <math:mrow>
                <math:mi math:fontstyle="italic">varb</math:mi>
                <math:mo math:stretchy="false">+</math:mo>
                <math:mi math:fontstyle="italic">varb</math:mi>
              </math:mrow>
              <math:mo math:stretchy="false">+</math:mo>
              <math:mi math:fontstyle="italic">vara</math:mi>
            </math:mrow>
            <math:mo math:stretchy="false">+</math:mo>
            <math:mi math:fontstyle="italic">varc</math:mi>
          </math:mrow>
          <math:mo math:stretchy="false">)</math:mo>
        </math:mrow>
      </math:mrow>
    </math:mrow>
    <math:annotation math:encoding="StarMath 5.0">resm "&amp;" resl1 "&amp;" resl2 = (varb+varb+vara+varc)</math:annotation>
  </math:semantics>
</math:math>
</file>

<file path=Object 7/content.xml><?xml version="1.0" encoding="utf-8"?>
<!DOCTYPE math  PUBLIC '-//OpenOffice.org//DTD Modified W3C MathML 1.01//EN'  'math.dtd'>
<math:math xmlns:math="http://www.w3.org/1998/Math/MathML">
  <math:semantics>
    <math:mrow>
      <math:mi math:fontstyle="italic">where</math:mi>
      <math:mrow>
        <math:mi>A</math:mi>
        <math:mo math:stretchy="false">=</math:mo>
        <math:mn>249F0</math:mn>
      </math:mrow>
      <math:mi>,</math:mi>
      <math:mrow>
        <math:mi>B</math:mi>
        <math:mo math:stretchy="false">=</math:mo>
        <math:mn>61A8</math:mn>
      </math:mrow>
      <math:mi>,</math:mi>
      <math:mrow>
        <math:mi>C</math:mi>
        <math:mo math:stretchy="false">=</math:mo>
        <math:mi math:fontstyle="italic">AF</math:mi>
      </math:mrow>
    </math:mrow>
    <math:annotation math:encoding="StarMath 5.0">where A = 249F0, B = 61A8, C=AF</math:annotation>
  </math:semantics>
</math:math>
</file>

<file path=Object 8/content.xml><?xml version="1.0" encoding="utf-8"?>
<!DOCTYPE math  PUBLIC '-//OpenOffice.org//DTD Modified W3C MathML 1.01//EN'  'math.dtd'>
<math:math xmlns:math="http://www.w3.org/1998/Math/MathML">
  <math:semantics>
    <math:mrow>
      <math:mn>03</math:mn>
      <math:mtext>&amp;</math:mtext>
      <math:mn>0D</math:mn>
      <math:mtext>&amp;</math:mtext>
      <math:mrow>
        <math:mi math:fontstyle="italic">EF</math:mi>
        <math:mo math:stretchy="false">=</math:mo>
        <math:mrow>
          <math:mo math:stretchy="false">(</math:mo>
          <math:mrow>
            <math:mrow>
              <math:mrow>
                <math:mn>61A8</math:mn>
                <math:mo math:stretchy="false">+</math:mo>
                <math:mn>61A8</math:mn>
              </math:mrow>
              <math:mo math:stretchy="false">+</math:mo>
              <math:mn>249F0</math:mn>
            </math:mrow>
            <math:mo math:stretchy="false">+</math:mo>
            <math:mi math:fontstyle="italic">AF</math:mi>
          </math:mrow>
          <math:mo math:stretchy="false">)</math:mo>
        </math:mrow>
      </math:mrow>
    </math:mrow>
    <math:annotation math:encoding="StarMath 5.0">03 "&amp;" 0D "&amp;" EF = (61A8+61A8+249F0+AF)</math:annotation>
  </math:semantics>
</math:math>
</file>

<file path=Object 9/content.xml><?xml version="1.0" encoding="utf-8"?>
<!DOCTYPE math  PUBLIC '-//OpenOffice.org//DTD Modified W3C MathML 1.01//EN'  'math.dtd'>
<math:math xmlns:math="http://www.w3.org/1998/Math/MathML">
  <math:semantics>
    <math:mn>30DEF</math:mn>
    <math:annotation math:encoding="StarMath 5.0">30DEF</math:annotation>
  </math:semantics>
</math:math>
</file>